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984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5146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de59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de59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ea75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ackground-color="#ea7500" fo:border-left="0.74pt solid #000000" fo:border-right="none" fo:border-top="none"/>
    </style:style>
    <style:style style:name="ce5" style:family="table-cell" style:parent-style-name="Default">
      <style:table-cell-properties fo:background-color="#ff7b59"/>
    </style:style>
    <style:style style:name="ce6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ffde59"/>
    </style:style>
    <style:style style:name="ce8" style:family="table-cell" style:parent-style-name="Default">
      <style:table-cell-properties fo:border-bottom="none" fo:background-color="#ffde59" fo:border-left="none" fo:border-right="none" fo:border-top="0.74pt solid #000000"/>
    </style:style>
    <style:style style:name="ce9" style:family="table-cell" style:parent-style-name="Default">
      <style:table-cell-properties fo:background-color="#ea7500"/>
    </style:style>
    <style:style style:name="ce10" style:family="table-cell" style:parent-style-name="Default">
      <style:table-cell-properties fo:border-bottom="0.74pt solid #000000" fo:background-color="#ea7500" fo:border-left="none" fo:border-right="none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de59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e5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a75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ea75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7b59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de59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ackground-color="#ffde59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ea7500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ackground-color="#ea75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N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inference_time_1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inference_tim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75</text:p>
          </table:table-cell>
          <table:table-cell office:value-type="string" calcext:value-type="string">
            <text:p>warmup_max_inf_time</text:p>
          </table:table-cell>
          <table:table-cell office:value-type="string" calcext:value-type="string">
            <text:p>warmup_min_inf_time</text:p>
          </table:table-cell>
          <table:table-cell office:value-type="string" calcext:value-type="string">
            <text:p>inference_time_max</text:p>
          </table:table-cell>
          <table:table-cell office:value-type="string" calcext:value-type="string">
            <text:p>inference_time_min</text:p>
          </table:table-cell>
          <table:table-cell office:value-type="string" calcext:value-type="string">
            <text:p>peak_fps</text:p>
          </table:table-cell>
          <table:table-cell office:value-type="string" calcext:value-type="string">
            <text:p>lowest_fps</text:p>
          </table:table-cell>
        </table:table-row>
        <table:table-row table:style-name="ro1">
          <table:table-cell table:style-name="ce1" office:value-type="string" calcext:value-type="string">
            <text:p>yolov8n_openvino_int8_openvino_model</text:p>
          </table:table-cell>
          <table:table-cell table:style-name="ce8" office:value-type="string" calcext:value-type="string">
            <text:p>yolov8n</text:p>
          </table:table-cell>
          <table:table-cell table:style-name="ce8" office:value-type="float" office:value="51.2" calcext:value-type="float">
            <text:p>51.2</text:p>
          </table:table-cell>
          <table:table-cell table:style-name="ce12" office:value-type="float" office:value="19.5" calcext:value-type="float">
            <text:p>19.5</text:p>
          </table:table-cell>
          <table:table-cell table:style-name="ce8" office:value-type="float" office:value="51.1847198009491" calcext:value-type="float">
            <text:p>51.1847198009491</text:p>
          </table:table-cell>
          <table:table-cell table:style-name="ce8" office:value-type="string" calcext:value-type="string">
            <text:p>cpu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837289720202914" calcext:value-type="float">
            <text:p>0.837289720202914</text:p>
          </table:table-cell>
          <table:table-cell table:style-name="ce8" office:value-type="float" office:value="0.610133946589863" calcext:value-type="float">
            <text:p>0.610133946589863</text:p>
          </table:table-cell>
          <table:table-cell table:style-name="ce8" office:value-type="float" office:value="87.3405933380127" calcext:value-type="float">
            <text:p>87.3405933380127</text:p>
          </table:table-cell>
          <table:table-cell table:style-name="ce8" office:value-type="float" office:value="50.0209331512451" calcext:value-type="float">
            <text:p>50.0209331512451</text:p>
          </table:table-cell>
          <table:table-cell table:style-name="ce8" office:value-type="float" office:value="70.0652599334717" calcext:value-type="float">
            <text:p>70.0652599334717</text:p>
          </table:table-cell>
          <table:table-cell table:style-name="ce18" office:value-type="float" office:value="49.4191646575928" calcext:value-type="float">
            <text:p>49.4191646575928</text:p>
          </table:table-cell>
          <table:table-cell table:formula="of:=1000/[.N2]" office:value-type="float" office:value="20.2350648160209" calcext:value-type="float">
            <text:p>20.2350648160209</text:p>
          </table:table-cell>
          <table:table-cell table:formula="of:=1000/[.M2]" office:value-type="float" office:value="14.2724083368779" calcext:value-type="float">
            <text:p>14.2724083368779</text:p>
          </table:table-cell>
        </table:table-row>
        <table:table-row table:style-name="ro1">
          <table:table-cell table:style-name="ce2" office:value-type="string" calcext:value-type="string">
            <text:p>yolov8n_openvino_base_openvino_model</text:p>
          </table:table-cell>
          <table:table-cell table:style-name="ce7" office:value-type="string" calcext:value-type="string">
            <text:p>yolov8n</text:p>
          </table:table-cell>
          <table:table-cell table:style-name="ce7" office:value-type="float" office:value="85" calcext:value-type="float">
            <text:p>85</text:p>
          </table:table-cell>
          <table:table-cell table:style-name="ce13" office:value-type="float" office:value="11.8" calcext:value-type="float">
            <text:p>11.8</text:p>
          </table:table-cell>
          <table:table-cell table:style-name="ce7" office:value-type="float" office:value="85.0144827365875" calcext:value-type="float">
            <text:p>85.0144827365875</text:p>
          </table:table-cell>
          <table:table-cell table:style-name="ce7" office:value-type="string" calcext:value-type="string">
            <text:p>cpu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808564761582811" calcext:value-type="float">
            <text:p>0.808564761582811</text:p>
          </table:table-cell>
          <table:table-cell table:style-name="ce7" office:value-type="float" office:value="0.691906027494121" calcext:value-type="float">
            <text:p>0.691906027494121</text:p>
          </table:table-cell>
          <table:table-cell table:style-name="ce7" office:value-type="float" office:value="87.5377655029297" calcext:value-type="float">
            <text:p>87.5377655029297</text:p>
          </table:table-cell>
          <table:table-cell table:style-name="ce7" office:value-type="float" office:value="78.7439346313477" calcext:value-type="float">
            <text:p>78.7439346313477</text:p>
          </table:table-cell>
          <table:table-cell table:style-name="ce7" office:value-type="float" office:value="121.675252914429" calcext:value-type="float">
            <text:p>121.675252914429</text:p>
          </table:table-cell>
          <table:table-cell table:style-name="ce19" office:value-type="float" office:value="81.1901092529297" calcext:value-type="float">
            <text:p>81.1901092529297</text:p>
          </table:table-cell>
          <table:table-cell table:formula="of:=1000/[.N3]" office:value-type="float" office:value="12.3167712077431" calcext:value-type="float">
            <text:p>12.3167712077431</text:p>
          </table:table-cell>
          <table:table-cell table:formula="of:=1000/[.M3]" office:value-type="float" office:value="8.21859808011475" calcext:value-type="float">
            <text:p>8.21859808011475</text:p>
          </table:table-cell>
        </table:table-row>
        <table:table-row table:style-name="ro1">
          <table:table-cell table:style-name="ce2" office:value-type="string" calcext:value-type="string">
            <text:p>yolov8n_openvino_half_openvino_model</text:p>
          </table:table-cell>
          <table:table-cell table:style-name="ce7" office:value-type="string" calcext:value-type="string">
            <text:p>yolov8n</text:p>
          </table:table-cell>
          <table:table-cell table:style-name="ce7" office:value-type="float" office:value="84.8" calcext:value-type="float">
            <text:p>84.8</text:p>
          </table:table-cell>
          <table:table-cell table:style-name="ce13" office:value-type="float" office:value="11.8" calcext:value-type="float">
            <text:p>11.8</text:p>
          </table:table-cell>
          <table:table-cell table:style-name="ce7" office:value-type="float" office:value="84.780764579773" calcext:value-type="float">
            <text:p>84.780764579773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08567140643111" calcext:value-type="float">
            <text:p>0.808567140643111</text:p>
          </table:table-cell>
          <table:table-cell table:style-name="ce7" office:value-type="float" office:value="0.691955891330891" calcext:value-type="float">
            <text:p>0.691955891330891</text:p>
          </table:table-cell>
          <table:table-cell table:style-name="ce7" office:value-type="float" office:value="86.2257480621338" calcext:value-type="float">
            <text:p>86.2257480621338</text:p>
          </table:table-cell>
          <table:table-cell table:style-name="ce7" office:value-type="float" office:value="79.6451568603516" calcext:value-type="float">
            <text:p>79.6451568603516</text:p>
          </table:table-cell>
          <table:table-cell table:style-name="ce7" office:value-type="float" office:value="99.6775627136231" calcext:value-type="float">
            <text:p>99.6775627136231</text:p>
          </table:table-cell>
          <table:table-cell table:style-name="ce19" office:value-type="float" office:value="83.1105709075928" calcext:value-type="float">
            <text:p>83.1105709075928</text:p>
          </table:table-cell>
          <table:table-cell table:formula="of:=1000/[.N4]" office:value-type="float" office:value="12.032163767854" calcext:value-type="float">
            <text:p>12.032163767854</text:p>
          </table:table-cell>
          <table:table-cell table:formula="of:=1000/[.M4]" office:value-type="float" office:value="10.0323480307502" calcext:value-type="float">
            <text:p>10.0323480307502</text:p>
          </table:table-cell>
        </table:table-row>
        <table:table-row table:style-name="ro1">
          <table:table-cell table:style-name="ce3" office:value-type="string" calcext:value-type="string">
            <text:p>yolov8n_onnx_base.onnx</text:p>
          </table:table-cell>
          <table:table-cell table:style-name="ce9" office:value-type="string" calcext:value-type="string">
            <text:p>yolov8n</text:p>
          </table:table-cell>
          <table:table-cell table:style-name="ce9" office:value-type="float" office:value="98.3" calcext:value-type="float">
            <text:p>98.3</text:p>
          </table:table-cell>
          <table:table-cell table:style-name="ce14" office:value-type="float" office:value="10.2" calcext:value-type="float">
            <text:p>10.2</text:p>
          </table:table-cell>
          <table:table-cell table:style-name="ce9" office:value-type="float" office:value="98.2875347137451" calcext:value-type="float">
            <text:p>98.2875347137451</text:p>
          </table:table-cell>
          <table:table-cell table:style-name="ce9" office:value-type="string" calcext:value-type="string">
            <text:p>cpu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808564761582811" calcext:value-type="float">
            <text:p>0.808564761582811</text:p>
          </table:table-cell>
          <table:table-cell table:style-name="ce9" office:value-type="float" office:value="0.691906027494121" calcext:value-type="float">
            <text:p>0.691906027494121</text:p>
          </table:table-cell>
          <table:table-cell table:style-name="ce9" office:value-type="float" office:value="100.695371627808" calcext:value-type="float">
            <text:p>100.695371627808</text:p>
          </table:table-cell>
          <table:table-cell table:style-name="ce9" office:value-type="float" office:value="94.2528247833252" calcext:value-type="float">
            <text:p>94.2528247833252</text:p>
          </table:table-cell>
          <table:table-cell table:style-name="ce9" office:value-type="float" office:value="131.259679794312" calcext:value-type="float">
            <text:p>131.259679794312</text:p>
          </table:table-cell>
          <table:table-cell table:style-name="ce20" office:value-type="float" office:value="94.1834449768066" calcext:value-type="float">
            <text:p>94.1834449768066</text:p>
          </table:table-cell>
          <table:table-cell table:formula="of:=1000/[.N5]" office:value-type="float" office:value="10.6175772212012" calcext:value-type="float">
            <text:p>10.6175772212012</text:p>
          </table:table-cell>
          <table:table-cell table:formula="of:=1000/[.M5]" office:value-type="float" office:value="7.61848574952365" calcext:value-type="float">
            <text:p>7.61848574952365</text:p>
          </table:table-cell>
        </table:table-row>
        <table:table-row table:style-name="ro1">
          <table:table-cell table:style-name="ce4" office:value-type="string" calcext:value-type="string">
            <text:p>yolov8n_onnx_int8.onnx</text:p>
          </table:table-cell>
          <table:table-cell table:style-name="ce10" office:value-type="string" calcext:value-type="string">
            <text:p>yolov8n</text:p>
          </table:table-cell>
          <table:table-cell table:style-name="ce10" office:value-type="float" office:value="98.9" calcext:value-type="float">
            <text:p>98.9</text:p>
          </table:table-cell>
          <table:table-cell table:style-name="ce15" office:value-type="float" office:value="10.1" calcext:value-type="float">
            <text:p>10.1</text:p>
          </table:table-cell>
          <table:table-cell table:style-name="ce10" office:value-type="float" office:value="98.8577353954315" calcext:value-type="float">
            <text:p>98.8577353954315</text:p>
          </table:table-cell>
          <table:table-cell table:style-name="ce10" office:value-type="string" calcext:value-type="string">
            <text:p>cpu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808564761582811" calcext:value-type="float">
            <text:p>0.808564761582811</text:p>
          </table:table-cell>
          <table:table-cell table:style-name="ce10" office:value-type="float" office:value="0.691906027494121" calcext:value-type="float">
            <text:p>0.691906027494121</text:p>
          </table:table-cell>
          <table:table-cell table:style-name="ce10" office:value-type="float" office:value="136.129140853882" calcext:value-type="float">
            <text:p>136.129140853882</text:p>
          </table:table-cell>
          <table:table-cell table:style-name="ce10" office:value-type="float" office:value="91.1424160003662" calcext:value-type="float">
            <text:p>91.1424160003662</text:p>
          </table:table-cell>
          <table:table-cell table:style-name="ce10" office:value-type="float" office:value="118.094921112061" calcext:value-type="float">
            <text:p>118.094921112061</text:p>
          </table:table-cell>
          <table:table-cell table:style-name="ce21" office:value-type="float" office:value="94.4051742553711" calcext:value-type="float">
            <text:p>94.4051742553711</text:p>
          </table:table-cell>
          <table:table-cell table:formula="of:=1000/[.N6]" office:value-type="float" office:value="10.5926397349254" calcext:value-type="float">
            <text:p>10.5926397349254</text:p>
          </table:table-cell>
          <table:table-cell table:formula="of:=1000/[.M6]" office:value-type="float" office:value="8.46776466407982" calcext:value-type="float">
            <text:p>8.46776466407982</text:p>
          </table:table-cell>
        </table:table-row>
        <table:table-row table:style-name="ro1">
          <table:table-cell table:style-name="ce5" office:value-type="string" calcext:value-type="string">
            <text:p>yolov8n_ncnn_half_ncnn_model</text:p>
          </table:table-cell>
          <table:table-cell table:style-name="ce5" office:value-type="string" calcext:value-type="string">
            <text:p>yolov8n</text:p>
          </table:table-cell>
          <table:table-cell table:style-name="ce5" office:value-type="float" office:value="102.8" calcext:value-type="float">
            <text:p>102.8</text:p>
          </table:table-cell>
          <table:table-cell table:style-name="ce16" office:value-type="float" office:value="9.7" calcext:value-type="float">
            <text:p>9.7</text:p>
          </table:table-cell>
          <table:table-cell table:style-name="ce5" office:value-type="float" office:value="102.766718864441" calcext:value-type="float">
            <text:p>102.766718864441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857656977866" calcext:value-type="float">
            <text:p>0.80857656977866</text:p>
          </table:table-cell>
          <table:table-cell table:style-name="ce5" office:value-type="float" office:value="0.691859674329502" calcext:value-type="float">
            <text:p>0.691859674329502</text:p>
          </table:table-cell>
          <table:table-cell table:style-name="ce5" office:value-type="float" office:value="107.021808624268" calcext:value-type="float">
            <text:p>107.021808624268</text:p>
          </table:table-cell>
          <table:table-cell table:style-name="ce5" office:value-type="float" office:value="98.5405445098877" calcext:value-type="float">
            <text:p>98.5405445098877</text:p>
          </table:table-cell>
          <table:table-cell table:style-name="ce5" office:value-type="float" office:value="120.057344436646" calcext:value-type="float">
            <text:p>120.057344436646</text:p>
          </table:table-cell>
          <table:table-cell table:style-name="ce5" office:value-type="float" office:value="98.2437133789063" calcext:value-type="float">
            <text:p>98.2437133789063</text:p>
          </table:table-cell>
          <table:table-cell table:formula="of:=1000/[.N7]" office:value-type="float" office:value="10.1787683466646" calcext:value-type="float">
            <text:p>10.1787683466646</text:p>
          </table:table-cell>
          <table:table-cell table:formula="of:=1000/[.M7]" office:value-type="float" office:value="8.32935298287979" calcext:value-type="float">
            <text:p>8.32935298287979</text:p>
          </table:table-cell>
        </table:table-row>
        <table:table-row table:style-name="ro1">
          <table:table-cell table:style-name="ce5" office:value-type="string" calcext:value-type="string">
            <text:p>yolov8n_ncnn_base_ncnn_model</text:p>
          </table:table-cell>
          <table:table-cell table:style-name="ce5" office:value-type="string" calcext:value-type="string">
            <text:p>yolov8n</text:p>
          </table:table-cell>
          <table:table-cell table:style-name="ce5" office:value-type="float" office:value="104.4" calcext:value-type="float">
            <text:p>104.4</text:p>
          </table:table-cell>
          <table:table-cell table:style-name="ce16" office:value-type="float" office:value="9.6" calcext:value-type="float">
            <text:p>9.6</text:p>
          </table:table-cell>
          <table:table-cell table:style-name="ce5" office:value-type="float" office:value="104.439816474915" calcext:value-type="float">
            <text:p>104.439816474915</text:p>
          </table:table-cell>
          <table:table-cell table:style-name="ce5" office:value-type="string" calcext:value-type="string">
            <text:p>cpu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808564761582811" calcext:value-type="float">
            <text:p>0.808564761582811</text:p>
          </table:table-cell>
          <table:table-cell table:style-name="ce5" office:value-type="float" office:value="0.691906027494121" calcext:value-type="float">
            <text:p>0.691906027494121</text:p>
          </table:table-cell>
          <table:table-cell table:style-name="ce5" office:value-type="float" office:value="105.902910232544" calcext:value-type="float">
            <text:p>105.902910232544</text:p>
          </table:table-cell>
          <table:table-cell table:style-name="ce5" office:value-type="float" office:value="100.053787231445" calcext:value-type="float">
            <text:p>100.053787231445</text:p>
          </table:table-cell>
          <table:table-cell table:style-name="ce5" office:value-type="float" office:value="141.387224197388" calcext:value-type="float">
            <text:p>141.387224197388</text:p>
          </table:table-cell>
          <table:table-cell table:style-name="ce5" office:value-type="float" office:value="100.00205039978" calcext:value-type="float">
            <text:p>100.00205039978</text:p>
          </table:table-cell>
          <table:table-cell table:formula="of:=1000/[.N8]" office:value-type="float" office:value="9.99979496422603" calcext:value-type="float">
            <text:p>9.99979496422603</text:p>
          </table:table-cell>
          <table:table-cell table:formula="of:=1000/[.M8]" office:value-type="float" office:value="7.07277482584934" calcext:value-type="float">
            <text:p>7.07277482584934</text:p>
          </table:table-cell>
        </table:table-row>
        <table:table-row table:style-name="ro1">
          <table:table-cell table:style-name="ce5" office:value-type="string" calcext:value-type="string">
            <text:p>yolov8n_ncnn_int8_ncnn_model</text:p>
          </table:table-cell>
          <table:table-cell table:style-name="ce5" office:value-type="string" calcext:value-type="string">
            <text:p>yolov8n</text:p>
          </table:table-cell>
          <table:table-cell table:style-name="ce5" office:value-type="float" office:value="104.7" calcext:value-type="float">
            <text:p>104.7</text:p>
          </table:table-cell>
          <table:table-cell table:style-name="ce16" office:value-type="float" office:value="9.6" calcext:value-type="float">
            <text:p>9.6</text:p>
          </table:table-cell>
          <table:table-cell table:style-name="ce5" office:value-type="float" office:value="104.666230678558" calcext:value-type="float">
            <text:p>104.666230678558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808564761582811" calcext:value-type="float">
            <text:p>0.808564761582811</text:p>
          </table:table-cell>
          <table:table-cell table:style-name="ce5" office:value-type="float" office:value="0.691906027494121" calcext:value-type="float">
            <text:p>0.691906027494121</text:p>
          </table:table-cell>
          <table:table-cell table:style-name="ce5" office:value-type="float" office:value="105.913162231445" calcext:value-type="float">
            <text:p>105.913162231445</text:p>
          </table:table-cell>
          <table:table-cell table:style-name="ce5" office:value-type="float" office:value="96.1956977844238" calcext:value-type="float">
            <text:p>96.1956977844238</text:p>
          </table:table-cell>
          <table:table-cell table:style-name="ce5" office:value-type="float" office:value="126.709461212158" calcext:value-type="float">
            <text:p>126.709461212158</text:p>
          </table:table-cell>
          <table:table-cell table:style-name="ce5" office:value-type="float" office:value="100.093841552734" calcext:value-type="float">
            <text:p>100.093841552734</text:p>
          </table:table-cell>
          <table:table-cell table:formula="of:=1000/[.N9]" office:value-type="float" office:value="9.99062464270742" calcext:value-type="float">
            <text:p>9.99062464270742</text:p>
          </table:table-cell>
          <table:table-cell table:formula="of:=1000/[.M9]" office:value-type="float" office:value="7.89207049287056" calcext:value-type="float">
            <text:p>7.89207049287056</text:p>
          </table:table-cell>
        </table:table-row>
        <table:table-row table:style-name="ro1">
          <table:table-cell office:value-type="string" calcext:value-type="string">
            <text:p>yolov8s_openvino_int8_openvino_model</text:p>
          </table:table-cell>
          <table:table-cell office:value-type="string" calcext:value-type="string">
            <text:p>yolov8s</text:p>
          </table:table-cell>
          <table:table-cell office:value-type="float" office:value="123.3" calcext:value-type="float">
            <text:p>123.3</text:p>
          </table:table-cell>
          <table:table-cell office:value-type="float" office:value="8.1" calcext:value-type="float">
            <text:p>8.1</text:p>
          </table:table-cell>
          <table:table-cell office:value-type="float" office:value="123.324689865112" calcext:value-type="float">
            <text:p>123.32468986511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7034336968547" calcext:value-type="float">
            <text:p>0.917034336968547</text:p>
          </table:table-cell>
          <table:table-cell office:value-type="float" office:value="0.805504449254449" calcext:value-type="float">
            <text:p>0.805504449254449</text:p>
          </table:table-cell>
          <table:table-cell office:value-type="float" office:value="144.994020462036" calcext:value-type="float">
            <text:p>144.994020462036</text:p>
          </table:table-cell>
          <table:table-cell office:value-type="float" office:value="122.871398925781" calcext:value-type="float">
            <text:p>122.871398925781</text:p>
          </table:table-cell>
          <table:table-cell office:value-type="float" office:value="156.471967697144" calcext:value-type="float">
            <text:p>156.471967697144</text:p>
          </table:table-cell>
          <table:table-cell office:value-type="float" office:value="120.696067810059" calcext:value-type="float">
            <text:p>120.696067810059</text:p>
          </table:table-cell>
          <table:table-cell table:formula="of:=1000/[.N10]" office:value-type="float" office:value="8.28527406189998" calcext:value-type="float">
            <text:p>8.28527406189998</text:p>
          </table:table-cell>
          <table:table-cell table:formula="of:=1000/[.M10]" office:value-type="float" office:value="6.39092110054838" calcext:value-type="float">
            <text:p>6.39092110054838</text:p>
          </table:table-cell>
        </table:table-row>
        <table:table-row table:style-name="ro1">
          <table:table-cell office:value-type="string" calcext:value-type="string">
            <text:p>yolov8s_openvino_half_openvino_model</text:p>
          </table:table-cell>
          <table:table-cell office:value-type="string" calcext:value-type="string">
            <text:p>yolov8s</text:p>
          </table:table-cell>
          <table:table-cell office:value-type="float" office:value="234.7" calcext:value-type="float">
            <text:p>234.7</text:p>
          </table:table-cell>
          <table:table-cell office:value-type="float" office:value="4.3" calcext:value-type="float">
            <text:p>4.3</text:p>
          </table:table-cell>
          <table:table-cell office:value-type="float" office:value="234.741646051407" calcext:value-type="float">
            <text:p>234.741646051407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7099865707878" calcext:value-type="float">
            <text:p>0.917099865707878</text:p>
          </table:table-cell>
          <table:table-cell office:value-type="float" office:value="0.803731983214742" calcext:value-type="float">
            <text:p>0.803731983214742</text:p>
          </table:table-cell>
          <table:table-cell office:value-type="float" office:value="236.837148666382" calcext:value-type="float">
            <text:p>236.837148666382</text:p>
          </table:table-cell>
          <table:table-cell office:value-type="float" office:value="226.104021072388" calcext:value-type="float">
            <text:p>226.104021072388</text:p>
          </table:table-cell>
          <table:table-cell office:value-type="float" office:value="270.061254501343" calcext:value-type="float">
            <text:p>270.061254501343</text:p>
          </table:table-cell>
          <table:table-cell office:value-type="float" office:value="232.549905776978" calcext:value-type="float">
            <text:p>232.549905776978</text:p>
          </table:table-cell>
          <table:table-cell table:formula="of:=1000/[.N11]" office:value-type="float" office:value="4.30015224757404" calcext:value-type="float">
            <text:p>4.30015224757404</text:p>
          </table:table-cell>
          <table:table-cell table:formula="of:=1000/[.M11]" office:value-type="float" office:value="3.70286364049689" calcext:value-type="float">
            <text:p>3.70286364049689</text:p>
          </table:table-cell>
        </table:table-row>
        <table:table-row table:style-name="ro1">
          <table:table-cell table:style-name="ce6" office:value-type="string" calcext:value-type="string">
            <text:p>yolov8n_tflite_base.tflite</text:p>
          </table:table-cell>
          <table:table-cell table:style-name="ce6" office:value-type="string" calcext:value-type="string">
            <text:p>yolov8n</text:p>
          </table:table-cell>
          <table:table-cell table:style-name="ce6" office:value-type="float" office:value="230.6" calcext:value-type="float">
            <text:p>230.6</text:p>
          </table:table-cell>
          <table:table-cell table:style-name="ce17" office:value-type="float" office:value="4.3" calcext:value-type="float">
            <text:p>4.3</text:p>
          </table:table-cell>
          <table:table-cell table:style-name="ce6" office:value-type="float" office:value="230.606892108917" calcext:value-type="float">
            <text:p>230.606892108917</text:p>
          </table:table-cell>
          <table:table-cell table:style-name="ce6" office:value-type="string" calcext:value-type="string">
            <text:p>cpu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808564761582811" calcext:value-type="float">
            <text:p>0.808564761582811</text:p>
          </table:table-cell>
          <table:table-cell table:style-name="ce6" office:value-type="float" office:value="0.691906027494121" calcext:value-type="float">
            <text:p>0.691906027494121</text:p>
          </table:table-cell>
          <table:table-cell table:style-name="ce6" office:value-type="float" office:value="244.956731796265" calcext:value-type="float">
            <text:p>244.956731796265</text:p>
          </table:table-cell>
          <table:table-cell table:style-name="ce6" office:value-type="float" office:value="230.187177658081" calcext:value-type="float">
            <text:p>230.187177658081</text:p>
          </table:table-cell>
          <table:table-cell table:style-name="ce6" office:value-type="float" office:value="231.479167938232" calcext:value-type="float">
            <text:p>231.479167938232</text:p>
          </table:table-cell>
          <table:table-cell table:style-name="ce6" office:value-type="float" office:value="230.082988739014" calcext:value-type="float">
            <text:p>230.082988739014</text:p>
          </table:table-cell>
          <table:table-cell table:formula="of:=1000/[.N12]" office:value-type="float" office:value="4.34625786756584" calcext:value-type="float">
            <text:p>4.34625786756584</text:p>
          </table:table-cell>
          <table:table-cell table:formula="of:=1000/[.M12]" office:value-type="float" office:value="4.32004317670106" calcext:value-type="float">
            <text:p>4.32004317670106</text:p>
          </table:table-cell>
        </table:table-row>
        <table:table-row table:style-name="ro1">
          <table:table-cell table:style-name="ce6" office:value-type="string" calcext:value-type="string">
            <text:p>yolov8n_tflite_int8.tflite</text:p>
          </table:table-cell>
          <table:table-cell table:style-name="ce6" office:value-type="string" calcext:value-type="string">
            <text:p>yolov8n</text:p>
          </table:table-cell>
          <table:table-cell table:style-name="ce6" office:value-type="float" office:value="231.1" calcext:value-type="float">
            <text:p>231.1</text:p>
          </table:table-cell>
          <table:table-cell table:style-name="ce17" office:value-type="float" office:value="4.3" calcext:value-type="float">
            <text:p>4.3</text:p>
          </table:table-cell>
          <table:table-cell table:style-name="ce6" office:value-type="float" office:value="231.068320274353" calcext:value-type="float">
            <text:p>231.068320274353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808567140643111" calcext:value-type="float">
            <text:p>0.808567140643111</text:p>
          </table:table-cell>
          <table:table-cell table:style-name="ce6" office:value-type="float" office:value="0.691955891330891" calcext:value-type="float">
            <text:p>0.691955891330891</text:p>
          </table:table-cell>
          <table:table-cell table:style-name="ce6" office:value-type="float" office:value="243.502140045166" calcext:value-type="float">
            <text:p>243.502140045166</text:p>
          </table:table-cell>
          <table:table-cell table:style-name="ce6" office:value-type="float" office:value="230.605602264404" calcext:value-type="float">
            <text:p>230.605602264404</text:p>
          </table:table-cell>
          <table:table-cell table:style-name="ce6" office:value-type="float" office:value="232.55181312561" calcext:value-type="float">
            <text:p>232.55181312561</text:p>
          </table:table-cell>
          <table:table-cell table:style-name="ce6" office:value-type="float" office:value="230.498552322388" calcext:value-type="float">
            <text:p>230.498552322388</text:p>
          </table:table-cell>
          <table:table-cell table:formula="of:=1000/[.N13]" office:value-type="float" office:value="4.33842204180678" calcext:value-type="float">
            <text:p>4.33842204180678</text:p>
          </table:table-cell>
          <table:table-cell table:formula="of:=1000/[.M13]" office:value-type="float" office:value="4.3001169784897" calcext:value-type="float">
            <text:p>4.3001169784897</text:p>
          </table:table-cell>
        </table:table-row>
        <table:table-row table:style-name="ro1">
          <table:table-cell office:value-type="string" calcext:value-type="string">
            <text:p>yolov8s_openvino_base_openvino_model</text:p>
          </table:table-cell>
          <table:table-cell office:value-type="string" calcext:value-type="string">
            <text:p>yolov8s</text:p>
          </table:table-cell>
          <table:table-cell office:value-type="float" office:value="235.5" calcext:value-type="float">
            <text:p>235.5</text:p>
          </table:table-cell>
          <table:table-cell office:value-type="float" office:value="4.2" calcext:value-type="float">
            <text:p>4.2</text:p>
          </table:table-cell>
          <table:table-cell office:value-type="float" office:value="235.547370910645" calcext:value-type="float">
            <text:p>235.547370910645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846542931885" calcext:value-type="float">
            <text:p>0.916846542931885</text:p>
          </table:table-cell>
          <table:table-cell office:value-type="float" office:value="0.803737165383205" calcext:value-type="float">
            <text:p>0.803737165383205</text:p>
          </table:table-cell>
          <table:table-cell office:value-type="float" office:value="235.671758651733" calcext:value-type="float">
            <text:p>235.671758651733</text:p>
          </table:table-cell>
          <table:table-cell office:value-type="float" office:value="221.030712127686" calcext:value-type="float">
            <text:p>221.030712127686</text:p>
          </table:table-cell>
          <table:table-cell office:value-type="float" office:value="265.695095062256" calcext:value-type="float">
            <text:p>265.695095062256</text:p>
          </table:table-cell>
          <table:table-cell office:value-type="float" office:value="231.916189193726" calcext:value-type="float">
            <text:p>231.916189193726</text:p>
          </table:table-cell>
          <table:table-cell table:formula="of:=1000/[.N14]" office:value-type="float" office:value="4.31190251735585" calcext:value-type="float">
            <text:p>4.31190251735585</text:p>
          </table:table-cell>
          <table:table-cell table:formula="of:=1000/[.M14]" office:value-type="float" office:value="3.76371268639975" calcext:value-type="float">
            <text:p>3.76371268639975</text:p>
          </table:table-cell>
        </table:table-row>
        <table:table-row table:style-name="ro1">
          <table:table-cell table:style-name="ce7" office:value-type="string" calcext:value-type="string">
            <text:p>yolov8n.pt</text:p>
          </table:table-cell>
          <table:table-cell table:style-name="ce7" office:value-type="string" calcext:value-type="string">
            <text:p>BASE</text:p>
          </table:table-cell>
          <table:table-cell table:style-name="ce7" office:value-type="float" office:value="249.4" calcext:value-type="float">
            <text:p>249.4</text:p>
          </table:table-cell>
          <table:table-cell table:style-name="ce13" office:value-type="float" office:value="4" calcext:value-type="float">
            <text:p>4</text:p>
          </table:table-cell>
          <table:table-cell table:style-name="ce7" office:value-type="float" office:value="249.39435005188" calcext:value-type="float">
            <text:p>249.39435005188</text:p>
          </table:table-cell>
          <table:table-cell table:style-name="ce7" office:value-type="string" calcext:value-type="string">
            <text:p>cpu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887947408113043" calcext:value-type="float">
            <text:p>0.887947408113043</text:p>
          </table:table-cell>
          <table:table-cell table:style-name="ce7" office:value-type="float" office:value="0.637556954942617" calcext:value-type="float">
            <text:p>0.637556954942617</text:p>
          </table:table-cell>
          <table:table-cell table:style-name="ce7" office:value-type="float" office:value="165.738344192505" calcext:value-type="float">
            <text:p>165.738344192505</text:p>
          </table:table-cell>
          <table:table-cell table:style-name="ce7" office:value-type="float" office:value="154.81448173523" calcext:value-type="float">
            <text:p>154.81448173523</text:p>
          </table:table-cell>
          <table:table-cell table:style-name="ce7" office:value-type="float" office:value="268.863439559937" calcext:value-type="float">
            <text:p>268.863439559937</text:p>
          </table:table-cell>
          <table:table-cell table:style-name="ce7" office:value-type="float" office:value="248.822927474976" calcext:value-type="float">
            <text:p>248.822927474976</text:p>
          </table:table-cell>
          <table:table-cell table:formula="of:=1000/[.N15]" office:value-type="float" office:value="4.01892225185145" calcext:value-type="float">
            <text:p>4.01892225185145</text:p>
          </table:table-cell>
          <table:table-cell table:formula="of:=1000/[.M15]" office:value-type="float" office:value="3.71936028802114" calcext:value-type="float">
            <text:p>3.71936028802114</text:p>
          </table:table-cell>
        </table:table-row>
        <table:table-row table:style-name="ro1">
          <table:table-cell office:value-type="string" calcext:value-type="string">
            <text:p>yolov8s_ncnn_base_ncnn_model</text:p>
          </table:table-cell>
          <table:table-cell office:value-type="string" calcext:value-type="string">
            <text:p>yolov8s</text:p>
          </table:table-cell>
          <table:table-cell office:value-type="float" office:value="251.2" calcext:value-type="float">
            <text:p>251.2</text:p>
          </table:table-cell>
          <table:table-cell office:value-type="float" office:value="4" calcext:value-type="float">
            <text:p>4</text:p>
          </table:table-cell>
          <table:table-cell office:value-type="float" office:value="251.159615516663" calcext:value-type="float">
            <text:p>251.159615516663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846542931885" calcext:value-type="float">
            <text:p>0.916846542931885</text:p>
          </table:table-cell>
          <table:table-cell office:value-type="float" office:value="0.803737165383205" calcext:value-type="float">
            <text:p>0.803737165383205</text:p>
          </table:table-cell>
          <table:table-cell office:value-type="float" office:value="251.102685928345" calcext:value-type="float">
            <text:p>251.102685928345</text:p>
          </table:table-cell>
          <table:table-cell office:value-type="float" office:value="234.996557235718" calcext:value-type="float">
            <text:p>234.996557235718</text:p>
          </table:table-cell>
          <table:table-cell office:value-type="float" office:value="301.336765289307" calcext:value-type="float">
            <text:p>301.336765289307</text:p>
          </table:table-cell>
          <table:table-cell office:value-type="float" office:value="245.121717453003" calcext:value-type="float">
            <text:p>245.121717453003</text:p>
          </table:table-cell>
          <table:table-cell table:formula="of:=1000/[.N16]" office:value-type="float" office:value="4.0796058806651" calcext:value-type="float">
            <text:p>4.0796058806651</text:p>
          </table:table-cell>
          <table:table-cell table:formula="of:=1000/[.M16]" office:value-type="float" office:value="3.31854627509498" calcext:value-type="float">
            <text:p>3.31854627509498</text:p>
          </table:table-cell>
        </table:table-row>
        <table:table-row table:style-name="ro1">
          <table:table-cell office:value-type="string" calcext:value-type="string">
            <text:p>yolov8s_ncnn_half_ncnn_model</text:p>
          </table:table-cell>
          <table:table-cell office:value-type="string" calcext:value-type="string">
            <text:p>yolov8s</text:p>
          </table:table-cell>
          <table:table-cell office:value-type="float" office:value="250.3" calcext:value-type="float">
            <text:p>250.3</text:p>
          </table:table-cell>
          <table:table-cell office:value-type="float" office:value="4" calcext:value-type="float">
            <text:p>4</text:p>
          </table:table-cell>
          <table:table-cell office:value-type="float" office:value="250.258551836014" calcext:value-type="float">
            <text:p>250.258551836014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7114131701632" calcext:value-type="float">
            <text:p>0.917114131701632</text:p>
          </table:table-cell>
          <table:table-cell office:value-type="float" office:value="0.803808226495727" calcext:value-type="float">
            <text:p>0.803808226495727</text:p>
          </table:table-cell>
          <table:table-cell office:value-type="float" office:value="253.658771514893" calcext:value-type="float">
            <text:p>253.658771514893</text:p>
          </table:table-cell>
          <table:table-cell office:value-type="float" office:value="239.71438407898" calcext:value-type="float">
            <text:p>239.71438407898</text:p>
          </table:table-cell>
          <table:table-cell office:value-type="float" office:value="275.64001083374" calcext:value-type="float">
            <text:p>275.64001083374</text:p>
          </table:table-cell>
          <table:table-cell office:value-type="float" office:value="245.519161224365" calcext:value-type="float">
            <text:p>245.519161224365</text:p>
          </table:table-cell>
          <table:table-cell table:formula="of:=1000/[.N17]" office:value-type="float" office:value="4.07300185864581" calcext:value-type="float">
            <text:p>4.07300185864581</text:p>
          </table:table-cell>
          <table:table-cell table:formula="of:=1000/[.M17]" office:value-type="float" office:value="3.62792033339157" calcext:value-type="float">
            <text:p>3.62792033339157</text:p>
          </table:table-cell>
        </table:table-row>
        <table:table-row table:style-name="ro1">
          <table:table-cell office:value-type="string" calcext:value-type="string">
            <text:p>yolov8s_ncnn_int8_ncnn_model</text:p>
          </table:table-cell>
          <table:table-cell office:value-type="string" calcext:value-type="string">
            <text:p>yolov8s</text:p>
          </table:table-cell>
          <table:table-cell office:value-type="float" office:value="250.3" calcext:value-type="float">
            <text:p>250.3</text:p>
          </table:table-cell>
          <table:table-cell office:value-type="float" office:value="4" calcext:value-type="float">
            <text:p>4</text:p>
          </table:table-cell>
          <table:table-cell office:value-type="float" office:value="250.261362791061" calcext:value-type="float">
            <text:p>250.261362791061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6846542931885" calcext:value-type="float">
            <text:p>0.916846542931885</text:p>
          </table:table-cell>
          <table:table-cell office:value-type="float" office:value="0.803737165383205" calcext:value-type="float">
            <text:p>0.803737165383205</text:p>
          </table:table-cell>
          <table:table-cell office:value-type="float" office:value="250.707387924194" calcext:value-type="float">
            <text:p>250.707387924194</text:p>
          </table:table-cell>
          <table:table-cell office:value-type="float" office:value="232.923984527588" calcext:value-type="float">
            <text:p>232.923984527588</text:p>
          </table:table-cell>
          <table:table-cell office:value-type="float" office:value="274.476051330566" calcext:value-type="float">
            <text:p>274.476051330566</text:p>
          </table:table-cell>
          <table:table-cell office:value-type="float" office:value="241.267919540405" calcext:value-type="float">
            <text:p>241.267919540405</text:p>
          </table:table-cell>
          <table:table-cell table:formula="of:=1000/[.N18]" office:value-type="float" office:value="4.14476985545743" calcext:value-type="float">
            <text:p>4.14476985545743</text:p>
          </table:table-cell>
          <table:table-cell table:formula="of:=1000/[.M18]" office:value-type="float" office:value="3.64330510859633" calcext:value-type="float">
            <text:p>3.64330510859633</text:p>
          </table:table-cell>
        </table:table-row>
        <table:table-row table:style-name="ro1">
          <table:table-cell office:value-type="string" calcext:value-type="string">
            <text:p>yolov8s_onnx_base.onnx</text:p>
          </table:table-cell>
          <table:table-cell office:value-type="string" calcext:value-type="string">
            <text:p>yolov8s</text:p>
          </table:table-cell>
          <table:table-cell office:value-type="float" office:value="262" calcext:value-type="float">
            <text:p>262</text:p>
          </table:table-cell>
          <table:table-cell office:value-type="float" office:value="3.8" calcext:value-type="float">
            <text:p>3.8</text:p>
          </table:table-cell>
          <table:table-cell office:value-type="float" office:value="262.046718597412" calcext:value-type="float">
            <text:p>262.046718597412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846542931885" calcext:value-type="float">
            <text:p>0.916846542931885</text:p>
          </table:table-cell>
          <table:table-cell office:value-type="float" office:value="0.803737165383205" calcext:value-type="float">
            <text:p>0.803737165383205</text:p>
          </table:table-cell>
          <table:table-cell office:value-type="float" office:value="268.860816955566" calcext:value-type="float">
            <text:p>268.860816955566</text:p>
          </table:table-cell>
          <table:table-cell office:value-type="float" office:value="241.596460342407" calcext:value-type="float">
            <text:p>241.596460342407</text:p>
          </table:table-cell>
          <table:table-cell office:value-type="float" office:value="291.270017623901" calcext:value-type="float">
            <text:p>291.270017623901</text:p>
          </table:table-cell>
          <table:table-cell office:value-type="float" office:value="257.705211639404" calcext:value-type="float">
            <text:p>257.705211639404</text:p>
          </table:table-cell>
          <table:table-cell table:formula="of:=1000/[.N19]" office:value-type="float" office:value="3.88040270368787" calcext:value-type="float">
            <text:p>3.88040270368787</text:p>
          </table:table-cell>
          <table:table-cell table:formula="of:=1000/[.M19]" office:value-type="float" office:value="3.43324042810076" calcext:value-type="float">
            <text:p>3.43324042810076</text:p>
          </table:table-cell>
        </table:table-row>
        <table:table-row table:style-name="ro1">
          <table:table-cell office:value-type="string" calcext:value-type="string">
            <text:p>yolov8s_onnx_int8.onnx</text:p>
          </table:table-cell>
          <table:table-cell office:value-type="string" calcext:value-type="string">
            <text:p>yolov8s</text:p>
          </table:table-cell>
          <table:table-cell office:value-type="float" office:value="262.1" calcext:value-type="float">
            <text:p>262.1</text:p>
          </table:table-cell>
          <table:table-cell office:value-type="float" office:value="3.8" calcext:value-type="float">
            <text:p>3.8</text:p>
          </table:table-cell>
          <table:table-cell office:value-type="float" office:value="262.085930109024" calcext:value-type="float">
            <text:p>262.08593010902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6846542931885" calcext:value-type="float">
            <text:p>0.916846542931885</text:p>
          </table:table-cell>
          <table:table-cell office:value-type="float" office:value="0.803737165383205" calcext:value-type="float">
            <text:p>0.803737165383205</text:p>
          </table:table-cell>
          <table:table-cell office:value-type="float" office:value="270.231246948242" calcext:value-type="float">
            <text:p>270.231246948242</text:p>
          </table:table-cell>
          <table:table-cell office:value-type="float" office:value="241.172552108765" calcext:value-type="float">
            <text:p>241.172552108765</text:p>
          </table:table-cell>
          <table:table-cell office:value-type="float" office:value="289.560317993164" calcext:value-type="float">
            <text:p>289.560317993164</text:p>
          </table:table-cell>
          <table:table-cell office:value-type="float" office:value="256.800174713135" calcext:value-type="float">
            <text:p>256.800174713135</text:p>
          </table:table-cell>
          <table:table-cell table:formula="of:=1000/[.N20]" office:value-type="float" office:value="3.89407834755983" calcext:value-type="float">
            <text:p>3.89407834755983</text:p>
          </table:table-cell>
          <table:table-cell table:formula="of:=1000/[.M20]" office:value-type="float" office:value="3.45351188633384" calcext:value-type="float">
            <text:p>3.45351188633384</text:p>
          </table:table-cell>
        </table:table-row>
        <table:table-row table:style-name="ro1">
          <table:table-cell office:value-type="string" calcext:value-type="string">
            <text:p>yolov8m_openvino_int8_openvino_model</text:p>
          </table:table-cell>
          <table:table-cell office:value-type="string" calcext:value-type="string">
            <text:p>yolov8m</text:p>
          </table:table-cell>
          <table:table-cell office:value-type="float" office:value="290" calcext:value-type="float">
            <text:p>290</text:p>
          </table:table-cell>
          <table:table-cell office:value-type="float" office:value="3.4" calcext:value-type="float">
            <text:p>3.4</text:p>
          </table:table-cell>
          <table:table-cell office:value-type="float" office:value="289.980171918869" calcext:value-type="float">
            <text:p>289.980171918869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9292574524611" calcext:value-type="float">
            <text:p>0.939292574524611</text:p>
          </table:table-cell>
          <table:table-cell office:value-type="float" office:value="0.839773102396606" calcext:value-type="float">
            <text:p>0.839773102396606</text:p>
          </table:table-cell>
          <table:table-cell office:value-type="float" office:value="318.860530853272" calcext:value-type="float">
            <text:p>318.860530853272</text:p>
          </table:table-cell>
          <table:table-cell office:value-type="float" office:value="286.783218383789" calcext:value-type="float">
            <text:p>286.783218383789</text:p>
          </table:table-cell>
          <table:table-cell office:value-type="float" office:value="322.153568267822" calcext:value-type="float">
            <text:p>322.153568267822</text:p>
          </table:table-cell>
          <table:table-cell office:value-type="float" office:value="286.30256652832" calcext:value-type="float">
            <text:p>286.30256652832</text:p>
          </table:table-cell>
          <table:table-cell table:formula="of:=1000/[.N21]" office:value-type="float" office:value="3.4928083674761" calcext:value-type="float">
            <text:p>3.4928083674761</text:p>
          </table:table-cell>
          <table:table-cell table:formula="of:=1000/[.M21]" office:value-type="float" office:value="3.10410964986938" calcext:value-type="float">
            <text:p>3.10410964986938</text:p>
          </table:table-cell>
        </table:table-row>
        <table:table-row table:style-name="ro1">
          <table:table-cell office:value-type="string" calcext:value-type="string">
            <text:p>yolov8m_ncnn_base_ncnn_model</text:p>
          </table:table-cell>
          <table:table-cell office:value-type="string" calcext:value-type="string">
            <text:p>yolov8m</text:p>
          </table:table-cell>
          <table:table-cell office:value-type="float" office:value="549.3" calcext:value-type="float">
            <text:p>549.3</text:p>
          </table:table-cell>
          <table:table-cell office:value-type="float" office:value="1.8" calcext:value-type="float">
            <text:p>1.8</text:p>
          </table:table-cell>
          <table:table-cell office:value-type="float" office:value="549.342043399811" calcext:value-type="float">
            <text:p>549.342043399811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966888083736" calcext:value-type="float">
            <text:p>0.938966888083736</text:p>
          </table:table-cell>
          <table:table-cell office:value-type="float" office:value="0.835065131124914" calcext:value-type="float">
            <text:p>0.835065131124914</text:p>
          </table:table-cell>
          <table:table-cell office:value-type="float" office:value="548.606395721436" calcext:value-type="float">
            <text:p>548.606395721436</text:p>
          </table:table-cell>
          <table:table-cell office:value-type="float" office:value="524.743795394898" calcext:value-type="float">
            <text:p>524.743795394898</text:p>
          </table:table-cell>
          <table:table-cell office:value-type="float" office:value="585.764884948731" calcext:value-type="float">
            <text:p>585.764884948731</text:p>
          </table:table-cell>
          <table:table-cell office:value-type="float" office:value="542.701959609985" calcext:value-type="float">
            <text:p>542.701959609985</text:p>
          </table:table-cell>
          <table:table-cell table:formula="of:=1000/[.N22]" office:value-type="float" office:value="1.84263200508554" calcext:value-type="float">
            <text:p>1.84263200508554</text:p>
          </table:table-cell>
          <table:table-cell table:formula="of:=1000/[.M22]" office:value-type="float" office:value="1.70716959260459" calcext:value-type="float">
            <text:p>1.70716959260459</text:p>
          </table:table-cell>
        </table:table-row>
        <table:table-row table:style-name="ro1">
          <table:table-cell office:value-type="string" calcext:value-type="string">
            <text:p>yolov8m_ncnn_half_ncnn_model</text:p>
          </table:table-cell>
          <table:table-cell office:value-type="string" calcext:value-type="string">
            <text:p>yolov8m</text:p>
          </table:table-cell>
          <table:table-cell office:value-type="float" office:value="550.3" calcext:value-type="float">
            <text:p>550.3</text:p>
          </table:table-cell>
          <table:table-cell office:value-type="float" office:value="1.8" calcext:value-type="float">
            <text:p>1.8</text:p>
          </table:table-cell>
          <table:table-cell office:value-type="float" office:value="550.310416221619" calcext:value-type="float">
            <text:p>550.310416221619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8964464464465" calcext:value-type="float">
            <text:p>0.938964464464465</text:p>
          </table:table-cell>
          <table:table-cell office:value-type="float" office:value="0.835051732750363" calcext:value-type="float">
            <text:p>0.835051732750363</text:p>
          </table:table-cell>
          <table:table-cell office:value-type="float" office:value="565.891265869141" calcext:value-type="float">
            <text:p>565.891265869141</text:p>
          </table:table-cell>
          <table:table-cell office:value-type="float" office:value="546.562910079956" calcext:value-type="float">
            <text:p>546.562910079956</text:p>
          </table:table-cell>
          <table:table-cell office:value-type="float" office:value="574.000835418701" calcext:value-type="float">
            <text:p>574.000835418701</text:p>
          </table:table-cell>
          <table:table-cell office:value-type="float" office:value="545.402050018311" calcext:value-type="float">
            <text:p>545.402050018311</text:p>
          </table:table-cell>
          <table:table-cell table:formula="of:=1000/[.N23]" office:value-type="float" office:value="1.83350979331014" calcext:value-type="float">
            <text:p>1.83350979331014</text:p>
          </table:table-cell>
          <table:table-cell table:formula="of:=1000/[.M23]" office:value-type="float" office:value="1.74215774315129" calcext:value-type="float">
            <text:p>1.74215774315129</text:p>
          </table:table-cell>
        </table:table-row>
        <table:table-row table:style-name="ro1">
          <table:table-cell office:value-type="string" calcext:value-type="string">
            <text:p>yolov8m_ncnn_int8_ncnn_model</text:p>
          </table:table-cell>
          <table:table-cell office:value-type="string" calcext:value-type="string">
            <text:p>yolov8m</text:p>
          </table:table-cell>
          <table:table-cell office:value-type="float" office:value="551.1" calcext:value-type="float">
            <text:p>551.1</text:p>
          </table:table-cell>
          <table:table-cell office:value-type="float" office:value="1.8" calcext:value-type="float">
            <text:p>1.8</text:p>
          </table:table-cell>
          <table:table-cell office:value-type="float" office:value="551.083748340607" calcext:value-type="float">
            <text:p>551.083748340607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8966888083736" calcext:value-type="float">
            <text:p>0.938966888083736</text:p>
          </table:table-cell>
          <table:table-cell office:value-type="float" office:value="0.835065131124914" calcext:value-type="float">
            <text:p>0.835065131124914</text:p>
          </table:table-cell>
          <table:table-cell office:value-type="float" office:value="557.833194732666" calcext:value-type="float">
            <text:p>557.833194732666</text:p>
          </table:table-cell>
          <table:table-cell office:value-type="float" office:value="528.289794921875" calcext:value-type="float">
            <text:p>528.289794921875</text:p>
          </table:table-cell>
          <table:table-cell office:value-type="float" office:value="572.376012802124" calcext:value-type="float">
            <text:p>572.376012802124</text:p>
          </table:table-cell>
          <table:table-cell office:value-type="float" office:value="543.563365936279" calcext:value-type="float">
            <text:p>543.563365936279</text:p>
          </table:table-cell>
          <table:table-cell table:formula="of:=1000/[.N24]" office:value-type="float" office:value="1.83971191339857" calcext:value-type="float">
            <text:p>1.83971191339857</text:p>
          </table:table-cell>
          <table:table-cell table:formula="of:=1000/[.M24]" office:value-type="float" office:value="1.74710326364727" calcext:value-type="float">
            <text:p>1.74710326364727</text:p>
          </table:table-cell>
        </table:table-row>
        <table:table-row table:style-name="ro1">
          <table:table-cell office:value-type="string" calcext:value-type="string">
            <text:p>yolov8l_openvino_int8_openvino_model</text:p>
          </table:table-cell>
          <table:table-cell office:value-type="string" calcext:value-type="string">
            <text:p>yolov8l</text:p>
          </table:table-cell>
          <table:table-cell office:value-type="float" office:value="575.5" calcext:value-type="float">
            <text:p>575.5</text:p>
          </table:table-cell>
          <table:table-cell office:value-type="float" office:value="1.7" calcext:value-type="float">
            <text:p>1.7</text:p>
          </table:table-cell>
          <table:table-cell office:value-type="float" office:value="575.452409982681" calcext:value-type="float">
            <text:p>575.452409982681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4111635220126" calcext:value-type="float">
            <text:p>0.974111635220126</text:p>
          </table:table-cell>
          <table:table-cell office:value-type="float" office:value="0.863480550816272" calcext:value-type="float">
            <text:p>0.863480550816272</text:p>
          </table:table-cell>
          <table:table-cell office:value-type="float" office:value="626.219511032105" calcext:value-type="float">
            <text:p>626.219511032105</text:p>
          </table:table-cell>
          <table:table-cell office:value-type="float" office:value="571.242570877075" calcext:value-type="float">
            <text:p>571.242570877075</text:p>
          </table:table-cell>
          <table:table-cell office:value-type="float" office:value="621.916770935059" calcext:value-type="float">
            <text:p>621.916770935059</text:p>
          </table:table-cell>
          <table:table-cell office:value-type="float" office:value="568.742752075195" calcext:value-type="float">
            <text:p>568.742752075195</text:p>
          </table:table-cell>
          <table:table-cell table:formula="of:=1000/[.N25]" office:value-type="float" office:value="1.75826416486409" calcext:value-type="float">
            <text:p>1.75826416486409</text:p>
          </table:table-cell>
          <table:table-cell table:formula="of:=1000/[.M25]" office:value-type="float" office:value="1.60793219725606" calcext:value-type="float">
            <text:p>1.60793219725606</text:p>
          </table:table-cell>
        </table:table-row>
        <table:table-row table:style-name="ro1">
          <table:table-cell office:value-type="string" calcext:value-type="string">
            <text:p>yolov8m_openvino_base_openvino_model</text:p>
          </table:table-cell>
          <table:table-cell office:value-type="string" calcext:value-type="string">
            <text:p>yolov8m</text:p>
          </table:table-cell>
          <table:table-cell office:value-type="float" office:value="614.9" calcext:value-type="float">
            <text:p>614.9</text:p>
          </table:table-cell>
          <table:table-cell office:value-type="float" office:value="1.6" calcext:value-type="float">
            <text:p>1.6</text:p>
          </table:table-cell>
          <table:table-cell office:value-type="float" office:value="614.949436187744" calcext:value-type="float">
            <text:p>614.949436187744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966888083736" calcext:value-type="float">
            <text:p>0.938966888083736</text:p>
          </table:table-cell>
          <table:table-cell office:value-type="float" office:value="0.835065131124914" calcext:value-type="float">
            <text:p>0.835065131124914</text:p>
          </table:table-cell>
          <table:table-cell office:value-type="float" office:value="615.662813186646" calcext:value-type="float">
            <text:p>615.662813186646</text:p>
          </table:table-cell>
          <table:table-cell office:value-type="float" office:value="603.131532669067" calcext:value-type="float">
            <text:p>603.131532669067</text:p>
          </table:table-cell>
          <table:table-cell office:value-type="float" office:value="645.747661590576" calcext:value-type="float">
            <text:p>645.747661590576</text:p>
          </table:table-cell>
          <table:table-cell office:value-type="float" office:value="610.580921173096" calcext:value-type="float">
            <text:p>610.580921173096</text:p>
          </table:table-cell>
          <table:table-cell table:formula="of:=1000/[.N26]" office:value-type="float" office:value="1.63778455127409" calcext:value-type="float">
            <text:p>1.63778455127409</text:p>
          </table:table-cell>
          <table:table-cell table:formula="of:=1000/[.M26]" office:value-type="float" office:value="1.54859252225064" calcext:value-type="float">
            <text:p>1.54859252225064</text:p>
          </table:table-cell>
        </table:table-row>
        <table:table-row table:style-name="ro1">
          <table:table-cell office:value-type="string" calcext:value-type="string">
            <text:p>yolov8m_openvino_half_openvino_model</text:p>
          </table:table-cell>
          <table:table-cell office:value-type="string" calcext:value-type="string">
            <text:p>yolov8m</text:p>
          </table:table-cell>
          <table:table-cell office:value-type="float" office:value="613.6" calcext:value-type="float">
            <text:p>613.6</text:p>
          </table:table-cell>
          <table:table-cell office:value-type="float" office:value="1.6" calcext:value-type="float">
            <text:p>1.6</text:p>
          </table:table-cell>
          <table:table-cell office:value-type="float" office:value="613.581926822662" calcext:value-type="float">
            <text:p>613.581926822662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4017059178744" calcext:value-type="float">
            <text:p>0.94017059178744</text:p>
          </table:table-cell>
          <table:table-cell office:value-type="float" office:value="0.835334822905736" calcext:value-type="float">
            <text:p>0.835334822905736</text:p>
          </table:table-cell>
          <table:table-cell office:value-type="float" office:value="611.655473709106" calcext:value-type="float">
            <text:p>611.655473709106</text:p>
          </table:table-cell>
          <table:table-cell office:value-type="float" office:value="601.129293441773" calcext:value-type="float">
            <text:p>601.129293441773</text:p>
          </table:table-cell>
          <table:table-cell office:value-type="float" office:value="645.079612731934" calcext:value-type="float">
            <text:p>645.079612731934</text:p>
          </table:table-cell>
          <table:table-cell office:value-type="float" office:value="607.337236404419" calcext:value-type="float">
            <text:p>607.337236404419</text:p>
          </table:table-cell>
          <table:table-cell table:formula="of:=1000/[.N27]" office:value-type="float" office:value="1.64653167969782" calcext:value-type="float">
            <text:p>1.64653167969782</text:p>
          </table:table-cell>
          <table:table-cell table:formula="of:=1000/[.M27]" office:value-type="float" office:value="1.5501962552575" calcext:value-type="float">
            <text:p>1.5501962552575</text:p>
          </table:table-cell>
        </table:table-row>
        <table:table-row table:style-name="ro1">
          <table:table-cell office:value-type="string" calcext:value-type="string">
            <text:p>yolov8m_onnx_base.onnx</text:p>
          </table:table-cell>
          <table:table-cell office:value-type="string" calcext:value-type="string">
            <text:p>yolov8m</text:p>
          </table:table-cell>
          <table:table-cell office:value-type="float" office:value="665" calcext:value-type="float">
            <text:p>665</text:p>
          </table:table-cell>
          <table:table-cell office:value-type="float" office:value="1.5" calcext:value-type="float">
            <text:p>1.5</text:p>
          </table:table-cell>
          <table:table-cell office:value-type="float" office:value="664.955126047134" calcext:value-type="float">
            <text:p>664.955126047134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966888083736" calcext:value-type="float">
            <text:p>0.938966888083736</text:p>
          </table:table-cell>
          <table:table-cell office:value-type="float" office:value="0.835065131124914" calcext:value-type="float">
            <text:p>0.835065131124914</text:p>
          </table:table-cell>
          <table:table-cell office:value-type="float" office:value="680.225610733032" calcext:value-type="float">
            <text:p>680.225610733032</text:p>
          </table:table-cell>
          <table:table-cell office:value-type="float" office:value="645.063400268555" calcext:value-type="float">
            <text:p>645.063400268555</text:p>
          </table:table-cell>
          <table:table-cell office:value-type="float" office:value="728.474855422974" calcext:value-type="float">
            <text:p>728.474855422974</text:p>
          </table:table-cell>
          <table:table-cell office:value-type="float" office:value="658.977031707764" calcext:value-type="float">
            <text:p>658.977031707764</text:p>
          </table:table-cell>
          <table:table-cell table:formula="of:=1000/[.N28]" office:value-type="float" office:value="1.51750357278533" calcext:value-type="float">
            <text:p>1.51750357278533</text:p>
          </table:table-cell>
          <table:table-cell table:formula="of:=1000/[.M28]" office:value-type="float" office:value="1.37273097699353" calcext:value-type="float">
            <text:p>1.37273097699353</text:p>
          </table:table-cell>
        </table:table-row>
        <table:table-row table:style-name="ro1">
          <table:table-cell office:value-type="string" calcext:value-type="string">
            <text:p>yolov8m_onnx_int8.onnx</text:p>
          </table:table-cell>
          <table:table-cell office:value-type="string" calcext:value-type="string">
            <text:p>yolov8m</text:p>
          </table:table-cell>
          <table:table-cell office:value-type="float" office:value="664" calcext:value-type="float">
            <text:p>664</text:p>
          </table:table-cell>
          <table:table-cell office:value-type="float" office:value="1.5" calcext:value-type="float">
            <text:p>1.5</text:p>
          </table:table-cell>
          <table:table-cell office:value-type="float" office:value="664.000686407089" calcext:value-type="float">
            <text:p>664.000686407089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8966888083736" calcext:value-type="float">
            <text:p>0.938966888083736</text:p>
          </table:table-cell>
          <table:table-cell office:value-type="float" office:value="0.835065131124914" calcext:value-type="float">
            <text:p>0.835065131124914</text:p>
          </table:table-cell>
          <table:table-cell office:value-type="float" office:value="664.904117584229" calcext:value-type="float">
            <text:p>664.904117584229</text:p>
          </table:table-cell>
          <table:table-cell office:value-type="float" office:value="647.021055221558" calcext:value-type="float">
            <text:p>647.021055221558</text:p>
          </table:table-cell>
          <table:table-cell office:value-type="float" office:value="712.673187255859" calcext:value-type="float">
            <text:p>712.673187255859</text:p>
          </table:table-cell>
          <table:table-cell office:value-type="float" office:value="658.471584320068" calcext:value-type="float">
            <text:p>658.471584320068</text:p>
          </table:table-cell>
          <table:table-cell table:formula="of:=1000/[.N29]" office:value-type="float" office:value="1.5186684191279" calcext:value-type="float">
            <text:p>1.5186684191279</text:p>
          </table:table-cell>
          <table:table-cell table:formula="of:=1000/[.M29]" office:value-type="float" office:value="1.4031677041906" calcext:value-type="float">
            <text:p>1.4031677041906</text:p>
          </table:table-cell>
        </table:table-row>
        <table:table-row table:style-name="ro1">
          <table:table-cell office:value-type="string" calcext:value-type="string">
            <text:p>yolov8s.pt</text:p>
          </table:table-cell>
          <table:table-cell office:value-type="string" calcext:value-type="string">
            <text:p>BASE</text:p>
          </table:table-cell>
          <table:table-cell office:value-type="float" office:value="714.2" calcext:value-type="float">
            <text:p>714.2</text:p>
          </table:table-cell>
          <table:table-cell office:value-type="float" office:value="1.4" calcext:value-type="float">
            <text:p>1.4</text:p>
          </table:table-cell>
          <table:table-cell office:value-type="float" office:value="714.156210422516" calcext:value-type="float">
            <text:p>714.156210422516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940301334732" calcext:value-type="float">
            <text:p>0.946940301334732</text:p>
          </table:table-cell>
          <table:table-cell office:value-type="float" office:value="0.8068723893066" calcext:value-type="float">
            <text:p>0.8068723893066</text:p>
          </table:table-cell>
          <table:table-cell office:value-type="float" office:value="441.702604293823" calcext:value-type="float">
            <text:p>441.702604293823</text:p>
          </table:table-cell>
          <table:table-cell office:value-type="float" office:value="435.381889343262" calcext:value-type="float">
            <text:p>435.381889343262</text:p>
          </table:table-cell>
          <table:table-cell office:value-type="float" office:value="719.693422317505" calcext:value-type="float">
            <text:p>719.693422317505</text:p>
          </table:table-cell>
          <table:table-cell office:value-type="float" office:value="713.214635848999" calcext:value-type="float">
            <text:p>713.214635848999</text:p>
          </table:table-cell>
          <table:table-cell table:formula="of:=1000/[.N30]" office:value-type="float" office:value="1.40210246640496" calcext:value-type="float">
            <text:p>1.40210246640496</text:p>
          </table:table-cell>
          <table:table-cell table:formula="of:=1000/[.M30]" office:value-type="float" office:value="1.38948053294675" calcext:value-type="float">
            <text:p>1.38948053294675</text:p>
          </table:table-cell>
        </table:table-row>
        <table:table-row table:style-name="ro1">
          <table:table-cell office:value-type="string" calcext:value-type="string">
            <text:p>yolov8s_tflite_base.tflite</text:p>
          </table:table-cell>
          <table:table-cell office:value-type="string" calcext:value-type="string">
            <text:p>yolov8s</text:p>
          </table:table-cell>
          <table:table-cell office:value-type="float" office:value="698.9" calcext:value-type="float">
            <text:p>698.9</text:p>
          </table:table-cell>
          <table:table-cell office:value-type="float" office:value="1.4" calcext:value-type="float">
            <text:p>1.4</text:p>
          </table:table-cell>
          <table:table-cell office:value-type="float" office:value="698.900723457336" calcext:value-type="float">
            <text:p>698.900723457336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846542931885" calcext:value-type="float">
            <text:p>0.916846542931885</text:p>
          </table:table-cell>
          <table:table-cell office:value-type="float" office:value="0.803737165383205" calcext:value-type="float">
            <text:p>0.803737165383205</text:p>
          </table:table-cell>
          <table:table-cell office:value-type="float" office:value="715.567588806152" calcext:value-type="float">
            <text:p>715.567588806152</text:p>
          </table:table-cell>
          <table:table-cell office:value-type="float" office:value="697.448968887329" calcext:value-type="float">
            <text:p>697.448968887329</text:p>
          </table:table-cell>
          <table:table-cell office:value-type="float" office:value="700.733423233032" calcext:value-type="float">
            <text:p>700.733423233032</text:p>
          </table:table-cell>
          <table:table-cell office:value-type="float" office:value="697.548627853394" calcext:value-type="float">
            <text:p>697.548627853394</text:p>
          </table:table-cell>
          <table:table-cell table:formula="of:=1000/[.N31]" office:value-type="float" office:value="1.43359181004679" calcext:value-type="float">
            <text:p>1.43359181004679</text:p>
          </table:table-cell>
          <table:table-cell table:formula="of:=1000/[.M31]" office:value-type="float" office:value="1.42707621307147" calcext:value-type="float">
            <text:p>1.42707621307147</text:p>
          </table:table-cell>
        </table:table-row>
        <table:table-row table:style-name="ro1">
          <table:table-cell office:value-type="string" calcext:value-type="string">
            <text:p>yolov8s_tflite_int8.tflite</text:p>
          </table:table-cell>
          <table:table-cell office:value-type="string" calcext:value-type="string">
            <text:p>yolov8s</text:p>
          </table:table-cell>
          <table:table-cell office:value-type="float" office:value="700.2" calcext:value-type="float">
            <text:p>700.2</text:p>
          </table:table-cell>
          <table:table-cell office:value-type="float" office:value="1.4" calcext:value-type="float">
            <text:p>1.4</text:p>
          </table:table-cell>
          <table:table-cell office:value-type="float" office:value="700.150462388992" calcext:value-type="float">
            <text:p>700.15046238899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7089822866175" calcext:value-type="float">
            <text:p>0.917089822866175</text:p>
          </table:table-cell>
          <table:table-cell office:value-type="float" office:value="0.803726851851852" calcext:value-type="float">
            <text:p>0.803726851851852</text:p>
          </table:table-cell>
          <table:table-cell office:value-type="float" office:value="716.34316444397" calcext:value-type="float">
            <text:p>716.34316444397</text:p>
          </table:table-cell>
          <table:table-cell office:value-type="float" office:value="700.01220703125" calcext:value-type="float">
            <text:p>700.01220703125</text:p>
          </table:table-cell>
          <table:table-cell office:value-type="float" office:value="703.230857849121" calcext:value-type="float">
            <text:p>703.230857849121</text:p>
          </table:table-cell>
          <table:table-cell office:value-type="float" office:value="696.080207824707" calcext:value-type="float">
            <text:p>696.080207824707</text:p>
          </table:table-cell>
          <table:table-cell table:formula="of:=1000/[.N32]" office:value-type="float" office:value="1.43661605194186" calcext:value-type="float">
            <text:p>1.43661605194186</text:p>
          </table:table-cell>
          <table:table-cell table:formula="of:=1000/[.M32]" office:value-type="float" office:value="1.42200813408355" calcext:value-type="float">
            <text:p>1.42200813408355</text:p>
          </table:table-cell>
        </table:table-row>
        <table:table-row table:style-name="ro1">
          <table:table-cell office:value-type="string" calcext:value-type="string">
            <text:p>yolov8x_openvino_int8_openvino_model</text:p>
          </table:table-cell>
          <table:table-cell office:value-type="string" calcext:value-type="string">
            <text:p>yolov8x</text:p>
          </table:table-cell>
          <table:table-cell office:value-type="float" office:value="864.1" calcext:value-type="float">
            <text:p>864.1</text:p>
          </table:table-cell>
          <table:table-cell office:value-type="float" office:value="1.2" calcext:value-type="float">
            <text:p>1.2</text:p>
          </table:table-cell>
          <table:table-cell office:value-type="float" office:value="864.129989147186" calcext:value-type="float">
            <text:p>864.129989147186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89631043257" calcext:value-type="float">
            <text:p>0.9789631043257</text:p>
          </table:table-cell>
          <table:table-cell office:value-type="float" office:value="0.907179813401187" calcext:value-type="float">
            <text:p>0.907179813401187</text:p>
          </table:table-cell>
          <table:table-cell office:value-type="float" office:value="914.290428161621" calcext:value-type="float">
            <text:p>914.290428161621</text:p>
          </table:table-cell>
          <table:table-cell office:value-type="float" office:value="858.986854553223" calcext:value-type="float">
            <text:p>858.986854553223</text:p>
          </table:table-cell>
          <table:table-cell office:value-type="float" office:value="898.347854614258" calcext:value-type="float">
            <text:p>898.347854614258</text:p>
          </table:table-cell>
          <table:table-cell office:value-type="float" office:value="856.829643249512" calcext:value-type="float">
            <text:p>856.829643249512</text:p>
          </table:table-cell>
          <table:table-cell table:formula="of:=1000/[.N33]" office:value-type="float" office:value="1.16709314141784" calcext:value-type="float">
            <text:p>1.16709314141784</text:p>
          </table:table-cell>
          <table:table-cell table:formula="of:=1000/[.M33]" office:value-type="float" office:value="1.11315454794445" calcext:value-type="float">
            <text:p>1.11315454794445</text:p>
          </table:table-cell>
        </table:table-row>
        <table:table-row table:style-name="ro1">
          <table:table-cell office:value-type="string" calcext:value-type="string">
            <text:p>yolov8l_ncnn_base_ncnn_model</text:p>
          </table:table-cell>
          <table:table-cell office:value-type="string" calcext:value-type="string">
            <text:p>yolov8l</text:p>
          </table:table-cell>
          <table:table-cell office:value-type="float" office:value="1002.5" calcext:value-type="float">
            <text:p>1002.5</text:p>
          </table:table-cell>
          <table:table-cell office:value-type="float" office:value="1" calcext:value-type="float">
            <text:p>1</text:p>
          </table:table-cell>
          <table:table-cell office:value-type="float" office:value="1002.46602654457" calcext:value-type="float">
            <text:p>1002.46602654457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4104361370717" calcext:value-type="float">
            <text:p>0.974104361370717</text:p>
          </table:table-cell>
          <table:table-cell office:value-type="float" office:value="0.868038735289027" calcext:value-type="float">
            <text:p>0.868038735289027</text:p>
          </table:table-cell>
          <table:table-cell office:value-type="float" office:value="1001.19566917419" calcext:value-type="float">
            <text:p>1001.19566917419</text:p>
          </table:table-cell>
          <table:table-cell office:value-type="float" office:value="977.068185806274" calcext:value-type="float">
            <text:p>977.068185806274</text:p>
          </table:table-cell>
          <table:table-cell office:value-type="float" office:value="1054.44526672363" calcext:value-type="float">
            <text:p>1054.44526672363</text:p>
          </table:table-cell>
          <table:table-cell office:value-type="float" office:value="994.046688079834" calcext:value-type="float">
            <text:p>994.046688079834</text:p>
          </table:table-cell>
          <table:table-cell table:formula="of:=1000/[.N34]" office:value-type="float" office:value="1.00598896610346" calcext:value-type="float">
            <text:p>1.00598896610346</text:p>
          </table:table-cell>
          <table:table-cell table:formula="of:=1000/[.M34]" office:value-type="float" office:value="0.948365962234527" calcext:value-type="float">
            <text:p>0.948365962234527</text:p>
          </table:table-cell>
        </table:table-row>
        <table:table-row table:style-name="ro1">
          <table:table-cell office:value-type="string" calcext:value-type="string">
            <text:p>yolov8l_ncnn_half_ncnn_model</text:p>
          </table:table-cell>
          <table:table-cell office:value-type="string" calcext:value-type="string">
            <text:p>yolov8l</text:p>
          </table:table-cell>
          <table:table-cell office:value-type="float" office:value="999.8" calcext:value-type="float">
            <text:p>999.8</text:p>
          </table:table-cell>
          <table:table-cell office:value-type="float" office:value="1" calcext:value-type="float">
            <text:p>1</text:p>
          </table:table-cell>
          <table:table-cell office:value-type="float" office:value="999.826375246048" calcext:value-type="float">
            <text:p>999.826375246048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4097222222222" calcext:value-type="float">
            <text:p>0.974097222222222</text:p>
          </table:table-cell>
          <table:table-cell office:value-type="float" office:value="0.868026620370371" calcext:value-type="float">
            <text:p>0.868026620370371</text:p>
          </table:table-cell>
          <table:table-cell office:value-type="float" office:value="1036.96298599243" calcext:value-type="float">
            <text:p>1036.96298599243</text:p>
          </table:table-cell>
          <table:table-cell office:value-type="float" office:value="994.085788726807" calcext:value-type="float">
            <text:p>994.085788726807</text:p>
          </table:table-cell>
          <table:table-cell office:value-type="float" office:value="1027.78625488281" calcext:value-type="float">
            <text:p>1027.78625488281</text:p>
          </table:table-cell>
          <table:table-cell office:value-type="float" office:value="991.798162460327" calcext:value-type="float">
            <text:p>991.798162460327</text:p>
          </table:table-cell>
          <table:table-cell table:formula="of:=1000/[.N35]" office:value-type="float" office:value="1.00826966398015" calcext:value-type="float">
            <text:p>1.00826966398015</text:p>
          </table:table-cell>
          <table:table-cell table:formula="of:=1000/[.M35]" office:value-type="float" office:value="0.972964947963835" calcext:value-type="float">
            <text:p>0.972964947963835</text:p>
          </table:table-cell>
        </table:table-row>
        <table:table-row table:style-name="ro1">
          <table:table-cell office:value-type="string" calcext:value-type="string">
            <text:p>yolov8l_ncnn_int8_ncnn_model</text:p>
          </table:table-cell>
          <table:table-cell office:value-type="string" calcext:value-type="string">
            <text:p>yolov8l</text:p>
          </table:table-cell>
          <table:table-cell office:value-type="float" office:value="1006.4" calcext:value-type="float">
            <text:p>1006.4</text:p>
          </table:table-cell>
          <table:table-cell office:value-type="float" office:value="1" calcext:value-type="float">
            <text:p>1</text:p>
          </table:table-cell>
          <table:table-cell office:value-type="float" office:value="1006.43321156502" calcext:value-type="float">
            <text:p>1006.4332115650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4104361370717" calcext:value-type="float">
            <text:p>0.974104361370717</text:p>
          </table:table-cell>
          <table:table-cell office:value-type="float" office:value="0.868038735289027" calcext:value-type="float">
            <text:p>0.868038735289027</text:p>
          </table:table-cell>
          <table:table-cell office:value-type="float" office:value="1024.49679374695" calcext:value-type="float">
            <text:p>1024.49679374695</text:p>
          </table:table-cell>
          <table:table-cell office:value-type="float" office:value="989.815950393677" calcext:value-type="float">
            <text:p>989.815950393677</text:p>
          </table:table-cell>
          <table:table-cell office:value-type="float" office:value="1060.67299842834" calcext:value-type="float">
            <text:p>1060.67299842834</text:p>
          </table:table-cell>
          <table:table-cell office:value-type="float" office:value="998.610496520996" calcext:value-type="float">
            <text:p>998.610496520996</text:p>
          </table:table-cell>
          <table:table-cell table:formula="of:=1000/[.N36]" office:value-type="float" office:value="1.0013914368854" calcext:value-type="float">
            <text:p>1.0013914368854</text:p>
          </table:table-cell>
          <table:table-cell table:formula="of:=1000/[.M36]" office:value-type="float" office:value="0.942797640254586" calcext:value-type="float">
            <text:p>0.942797640254586</text:p>
          </table:table-cell>
        </table:table-row>
        <table:table-row table:style-name="ro1">
          <table:table-cell office:value-type="string" calcext:value-type="string">
            <text:p>yolov8l_openvino_base_openvino_model</text:p>
          </table:table-cell>
          <table:table-cell office:value-type="string" calcext:value-type="string">
            <text:p>yolov8l</text:p>
          </table:table-cell>
          <table:table-cell office:value-type="float" office:value="1233.1" calcext:value-type="float">
            <text:p>1233.1</text:p>
          </table:table-cell>
          <table:table-cell office:value-type="float" office:value="0.8" calcext:value-type="float">
            <text:p>0.8</text:p>
          </table:table-cell>
          <table:table-cell office:value-type="float" office:value="1233.08177232742" calcext:value-type="float">
            <text:p>1233.08177232742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4104361370717" calcext:value-type="float">
            <text:p>0.974104361370717</text:p>
          </table:table-cell>
          <table:table-cell office:value-type="float" office:value="0.868038735289027" calcext:value-type="float">
            <text:p>0.868038735289027</text:p>
          </table:table-cell>
          <table:table-cell office:value-type="float" office:value="1229.05802726746" calcext:value-type="float">
            <text:p>1229.05802726746</text:p>
          </table:table-cell>
          <table:table-cell office:value-type="float" office:value="1222.24235534668" calcext:value-type="float">
            <text:p>1222.24235534668</text:p>
          </table:table-cell>
          <table:table-cell office:value-type="float" office:value="1281.59618377686" calcext:value-type="float">
            <text:p>1281.59618377686</text:p>
          </table:table-cell>
          <table:table-cell office:value-type="float" office:value="1224.43079948425" calcext:value-type="float">
            <text:p>1224.43079948425</text:p>
          </table:table-cell>
          <table:table-cell table:formula="of:=1000/[.N37]" office:value-type="float" office:value="0.816706015906504" calcext:value-type="float">
            <text:p>0.816706015906504</text:p>
          </table:table-cell>
          <table:table-cell table:formula="of:=1000/[.M37]" office:value-type="float" office:value="0.780276980111634" calcext:value-type="float">
            <text:p>0.780276980111634</text:p>
          </table:table-cell>
        </table:table-row>
        <table:table-row table:style-name="ro1">
          <table:table-cell office:value-type="string" calcext:value-type="string">
            <text:p>yolov8l_openvino_half_openvino_model</text:p>
          </table:table-cell>
          <table:table-cell office:value-type="string" calcext:value-type="string">
            <text:p>yolov8l</text:p>
          </table:table-cell>
          <table:table-cell office:value-type="float" office:value="1222.1" calcext:value-type="float">
            <text:p>1222.1</text:p>
          </table:table-cell>
          <table:table-cell office:value-type="float" office:value="0.8" calcext:value-type="float">
            <text:p>0.8</text:p>
          </table:table-cell>
          <table:table-cell office:value-type="float" office:value="1222.12848186493" calcext:value-type="float">
            <text:p>1222.12848186493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5771028037383" calcext:value-type="float">
            <text:p>0.975771028037383</text:p>
          </table:table-cell>
          <table:table-cell office:value-type="float" office:value="0.868038735289027" calcext:value-type="float">
            <text:p>0.868038735289027</text:p>
          </table:table-cell>
          <table:table-cell office:value-type="float" office:value="1246.43468856812" calcext:value-type="float">
            <text:p>1246.43468856812</text:p>
          </table:table-cell>
          <table:table-cell office:value-type="float" office:value="1214.56551551819" calcext:value-type="float">
            <text:p>1214.56551551819</text:p>
          </table:table-cell>
          <table:table-cell office:value-type="float" office:value="1254.62555885315" calcext:value-type="float">
            <text:p>1254.62555885315</text:p>
          </table:table-cell>
          <table:table-cell office:value-type="float" office:value="1215.53683280945" calcext:value-type="float">
            <text:p>1215.53683280945</text:p>
          </table:table-cell>
          <table:table-cell table:formula="of:=1000/[.N38]" office:value-type="float" office:value="0.822681775663448" calcext:value-type="float">
            <text:p>0.822681775663448</text:p>
          </table:table-cell>
          <table:table-cell table:formula="of:=1000/[.M38]" office:value-type="float" office:value="0.797050556593234" calcext:value-type="float">
            <text:p>0.797050556593234</text:p>
          </table:table-cell>
        </table:table-row>
        <table:table-row table:style-name="ro1">
          <table:table-cell office:value-type="string" calcext:value-type="string">
            <text:p>yolov8l_onnx_base.onnx</text:p>
          </table:table-cell>
          <table:table-cell office:value-type="string" calcext:value-type="string">
            <text:p>yolov8l</text:p>
          </table:table-cell>
          <table:table-cell office:value-type="float" office:value="1320.8" calcext:value-type="float">
            <text:p>1320.8</text:p>
          </table:table-cell>
          <table:table-cell office:value-type="float" office:value="0.8" calcext:value-type="float">
            <text:p>0.8</text:p>
          </table:table-cell>
          <table:table-cell office:value-type="float" office:value="1320.81537246704" calcext:value-type="float">
            <text:p>1320.81537246704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4104361370717" calcext:value-type="float">
            <text:p>0.974104361370717</text:p>
          </table:table-cell>
          <table:table-cell office:value-type="float" office:value="0.868038735289027" calcext:value-type="float">
            <text:p>0.868038735289027</text:p>
          </table:table-cell>
          <table:table-cell office:value-type="float" office:value="1321.01535797119" calcext:value-type="float">
            <text:p>1321.01535797119</text:p>
          </table:table-cell>
          <table:table-cell office:value-type="float" office:value="1300.42052268982" calcext:value-type="float">
            <text:p>1300.42052268982</text:p>
          </table:table-cell>
          <table:table-cell office:value-type="float" office:value="1378.66497039795" calcext:value-type="float">
            <text:p>1378.66497039795</text:p>
          </table:table-cell>
          <table:table-cell office:value-type="float" office:value="1284.95573997498" calcext:value-type="float">
            <text:p>1284.95573997498</text:p>
          </table:table-cell>
          <table:table-cell table:formula="of:=1000/[.N39]" office:value-type="float" office:value="0.778236922012174" calcext:value-type="float">
            <text:p>0.778236922012174</text:p>
          </table:table-cell>
          <table:table-cell table:formula="of:=1000/[.M39]" office:value-type="float" office:value="0.725339383731025" calcext:value-type="float">
            <text:p>0.725339383731025</text:p>
          </table:table-cell>
        </table:table-row>
        <table:table-row table:style-name="ro1">
          <table:table-cell office:value-type="string" calcext:value-type="string">
            <text:p>yolov8l_onnx_int8.onnx</text:p>
          </table:table-cell>
          <table:table-cell office:value-type="string" calcext:value-type="string">
            <text:p>yolov8l</text:p>
          </table:table-cell>
          <table:table-cell office:value-type="float" office:value="1320.4" calcext:value-type="float">
            <text:p>1320.4</text:p>
          </table:table-cell>
          <table:table-cell office:value-type="float" office:value="0.8" calcext:value-type="float">
            <text:p>0.8</text:p>
          </table:table-cell>
          <table:table-cell office:value-type="float" office:value="1320.40100455284" calcext:value-type="float">
            <text:p>1320.40100455284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4104361370717" calcext:value-type="float">
            <text:p>0.974104361370717</text:p>
          </table:table-cell>
          <table:table-cell office:value-type="float" office:value="0.868038735289027" calcext:value-type="float">
            <text:p>0.868038735289027</text:p>
          </table:table-cell>
          <table:table-cell office:value-type="float" office:value="1320.16706466675" calcext:value-type="float">
            <text:p>1320.16706466675</text:p>
          </table:table-cell>
          <table:table-cell office:value-type="float" office:value="1304.30126190186" calcext:value-type="float">
            <text:p>1304.30126190186</text:p>
          </table:table-cell>
          <table:table-cell office:value-type="float" office:value="1372.71404266357" calcext:value-type="float">
            <text:p>1372.71404266357</text:p>
          </table:table-cell>
          <table:table-cell office:value-type="float" office:value="1310.77075004578" calcext:value-type="float">
            <text:p>1310.77075004578</text:p>
          </table:table-cell>
          <table:table-cell table:formula="of:=1000/[.N40]" office:value-type="float" office:value="0.762909913854178" calcext:value-type="float">
            <text:p>0.762909913854178</text:p>
          </table:table-cell>
          <table:table-cell table:formula="of:=1000/[.M40]" office:value-type="float" office:value="0.728483842169801" calcext:value-type="float">
            <text:p>0.728483842169801</text:p>
          </table:table-cell>
        </table:table-row>
        <table:table-row table:style-name="ro1">
          <table:table-cell office:value-type="string" calcext:value-type="string">
            <text:p>yolov8x_ncnn_base_ncnn_model</text:p>
          </table:table-cell>
          <table:table-cell office:value-type="string" calcext:value-type="string">
            <text:p>yolov8x</text:p>
          </table:table-cell>
          <table:table-cell office:value-type="float" office:value="1473.4" calcext:value-type="float">
            <text:p>1473.4</text:p>
          </table:table-cell>
          <table:table-cell office:value-type="float" office:value="0.7" calcext:value-type="float">
            <text:p>0.7</text:p>
          </table:table-cell>
          <table:table-cell office:value-type="float" office:value="1473.35190176964" calcext:value-type="float">
            <text:p>1473.35190176964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7296437659033" calcext:value-type="float">
            <text:p>0.977296437659033</text:p>
          </table:table-cell>
          <table:table-cell office:value-type="float" office:value="0.878409972131346" calcext:value-type="float">
            <text:p>0.878409972131346</text:p>
          </table:table-cell>
          <table:table-cell office:value-type="float" office:value="1519.45567131042" calcext:value-type="float">
            <text:p>1519.45567131042</text:p>
          </table:table-cell>
          <table:table-cell office:value-type="float" office:value="1462.58449554443" calcext:value-type="float">
            <text:p>1462.58449554443</text:p>
          </table:table-cell>
          <table:table-cell office:value-type="float" office:value="1502.1698474884" calcext:value-type="float">
            <text:p>1502.1698474884</text:p>
          </table:table-cell>
          <table:table-cell office:value-type="float" office:value="1465.61861038208" calcext:value-type="float">
            <text:p>1465.61861038208</text:p>
          </table:table-cell>
          <table:table-cell table:formula="of:=1000/[.N41]" office:value-type="float" office:value="0.682305746472" calcext:value-type="float">
            <text:p>0.682305746472</text:p>
          </table:table-cell>
          <table:table-cell table:formula="of:=1000/[.M41]" office:value-type="float" office:value="0.66570368302358" calcext:value-type="float">
            <text:p>0.66570368302358</text:p>
          </table:table-cell>
        </table:table-row>
        <table:table-row table:style-name="ro1">
          <table:table-cell office:value-type="string" calcext:value-type="string">
            <text:p>yolov8x_ncnn_half_ncnn_model</text:p>
          </table:table-cell>
          <table:table-cell office:value-type="string" calcext:value-type="string">
            <text:p>yolov8x</text:p>
          </table:table-cell>
          <table:table-cell office:value-type="float" office:value="1468.4" calcext:value-type="float">
            <text:p>1468.4</text:p>
          </table:table-cell>
          <table:table-cell office:value-type="float" office:value="0.7" calcext:value-type="float">
            <text:p>0.7</text:p>
          </table:table-cell>
          <table:table-cell office:value-type="float" office:value="1468.43659877777" calcext:value-type="float">
            <text:p>1468.43659877777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7301282051282" calcext:value-type="float">
            <text:p>0.977301282051282</text:p>
          </table:table-cell>
          <table:table-cell office:value-type="float" office:value="0.876103378103378" calcext:value-type="float">
            <text:p>0.876103378103378</text:p>
          </table:table-cell>
          <table:table-cell office:value-type="float" office:value="1488.80958557129" calcext:value-type="float">
            <text:p>1488.80958557129</text:p>
          </table:table-cell>
          <table:table-cell office:value-type="float" office:value="1451.16019248962" calcext:value-type="float">
            <text:p>1451.16019248962</text:p>
          </table:table-cell>
          <table:table-cell office:value-type="float" office:value="1529.91557121277" calcext:value-type="float">
            <text:p>1529.91557121277</text:p>
          </table:table-cell>
          <table:table-cell office:value-type="float" office:value="1460.27255058289" calcext:value-type="float">
            <text:p>1460.27255058289</text:p>
          </table:table-cell>
          <table:table-cell table:formula="of:=1000/[.N42]" office:value-type="float" office:value="0.684803668740358" calcext:value-type="float">
            <text:p>0.684803668740358</text:p>
          </table:table-cell>
          <table:table-cell table:formula="of:=1000/[.M42]" office:value-type="float" office:value="0.653630840038642" calcext:value-type="float">
            <text:p>0.653630840038642</text:p>
          </table:table-cell>
        </table:table-row>
        <table:table-row table:style-name="ro1">
          <table:table-cell office:value-type="string" calcext:value-type="string">
            <text:p>yolov8x_ncnn_int8_ncnn_model</text:p>
          </table:table-cell>
          <table:table-cell office:value-type="string" calcext:value-type="string">
            <text:p>yolov8x</text:p>
          </table:table-cell>
          <table:table-cell office:value-type="float" office:value="1471" calcext:value-type="float">
            <text:p>1471</text:p>
          </table:table-cell>
          <table:table-cell office:value-type="float" office:value="0.7" calcext:value-type="float">
            <text:p>0.7</text:p>
          </table:table-cell>
          <table:table-cell office:value-type="float" office:value="1471.04702353477" calcext:value-type="float">
            <text:p>1471.04702353477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7296437659033" calcext:value-type="float">
            <text:p>0.977296437659033</text:p>
          </table:table-cell>
          <table:table-cell office:value-type="float" office:value="0.878409972131346" calcext:value-type="float">
            <text:p>0.878409972131346</text:p>
          </table:table-cell>
          <table:table-cell office:value-type="float" office:value="1471.26507759094" calcext:value-type="float">
            <text:p>1471.26507759094</text:p>
          </table:table-cell>
          <table:table-cell office:value-type="float" office:value="1454.04314994812" calcext:value-type="float">
            <text:p>1454.04314994812</text:p>
          </table:table-cell>
          <table:table-cell office:value-type="float" office:value="1502.49338150024" calcext:value-type="float">
            <text:p>1502.49338150024</text:p>
          </table:table-cell>
          <table:table-cell office:value-type="float" office:value="1463.66500854492" calcext:value-type="float">
            <text:p>1463.66500854492</text:p>
          </table:table-cell>
          <table:table-cell table:formula="of:=1000/[.N43]" office:value-type="float" office:value="0.683216442397659" calcext:value-type="float">
            <text:p>0.683216442397659</text:p>
          </table:table-cell>
          <table:table-cell table:formula="of:=1000/[.M43]" office:value-type="float" office:value="0.665560336113758" calcext:value-type="float">
            <text:p>0.665560336113758</text:p>
          </table:table-cell>
        </table:table-row>
        <table:table-row table:style-name="ro1">
          <table:table-cell office:value-type="string" calcext:value-type="string">
            <text:p>yolov8m.pt</text:p>
          </table:table-cell>
          <table:table-cell office:value-type="string" calcext:value-type="string">
            <text:p>BASE</text:p>
          </table:table-cell>
          <table:table-cell office:value-type="float" office:value="1832.3" calcext:value-type="float">
            <text:p>1832.3</text:p>
          </table:table-cell>
          <table:table-cell office:value-type="float" office:value="0.5" calcext:value-type="float">
            <text:p>0.5</text:p>
          </table:table-cell>
          <table:table-cell office:value-type="float" office:value="1832.33142375946" calcext:value-type="float">
            <text:p>1832.33142375946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774509803922" calcext:value-type="float">
            <text:p>0.928774509803922</text:p>
          </table:table-cell>
          <table:table-cell office:value-type="float" office:value="0.847240845136383" calcext:value-type="float">
            <text:p>0.847240845136383</text:p>
          </table:table-cell>
          <table:table-cell office:value-type="float" office:value="1110.42737960815" calcext:value-type="float">
            <text:p>1110.42737960815</text:p>
          </table:table-cell>
          <table:table-cell office:value-type="float" office:value="1094.15769577026" calcext:value-type="float">
            <text:p>1094.15769577026</text:p>
          </table:table-cell>
          <table:table-cell office:value-type="float" office:value="1834.95903015137" calcext:value-type="float">
            <text:p>1834.95903015137</text:p>
          </table:table-cell>
          <table:table-cell office:value-type="float" office:value="1830.72328567505" calcext:value-type="float">
            <text:p>1830.72328567505</text:p>
          </table:table-cell>
          <table:table-cell table:formula="of:=1000/[.N44]" office:value-type="float" office:value="0.546232195670831" calcext:value-type="float">
            <text:p>0.546232195670831</text:p>
          </table:table-cell>
          <table:table-cell table:formula="of:=1000/[.M44]" office:value-type="float" office:value="0.544971295581193" calcext:value-type="float">
            <text:p>0.544971295581193</text:p>
          </table:table-cell>
        </table:table-row>
        <table:table-row table:style-name="ro1">
          <table:table-cell office:value-type="string" calcext:value-type="string">
            <text:p>yolov8x_openvino_base_openvino_model</text:p>
          </table:table-cell>
          <table:table-cell office:value-type="string" calcext:value-type="string">
            <text:p>yolov8x</text:p>
          </table:table-cell>
          <table:table-cell office:value-type="float" office:value="1919.4" calcext:value-type="float">
            <text:p>1919.4</text:p>
          </table:table-cell>
          <table:table-cell office:value-type="float" office:value="0.5" calcext:value-type="float">
            <text:p>0.5</text:p>
          </table:table-cell>
          <table:table-cell office:value-type="float" office:value="1919.35824513435" calcext:value-type="float">
            <text:p>1919.35824513435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7296437659033" calcext:value-type="float">
            <text:p>0.977296437659033</text:p>
          </table:table-cell>
          <table:table-cell office:value-type="float" office:value="0.878409972131346" calcext:value-type="float">
            <text:p>0.878409972131346</text:p>
          </table:table-cell>
          <table:table-cell office:value-type="float" office:value="1916.93925857544" calcext:value-type="float">
            <text:p>1916.93925857544</text:p>
          </table:table-cell>
          <table:table-cell office:value-type="float" office:value="1902.94933319092" calcext:value-type="float">
            <text:p>1902.94933319092</text:p>
          </table:table-cell>
          <table:table-cell office:value-type="float" office:value="1960.37268638611" calcext:value-type="float">
            <text:p>1960.37268638611</text:p>
          </table:table-cell>
          <table:table-cell office:value-type="float" office:value="1892.55952835083" calcext:value-type="float">
            <text:p>1892.55952835083</text:p>
          </table:table-cell>
          <table:table-cell table:formula="of:=1000/[.N45]" office:value-type="float" office:value="0.528384964921762" calcext:value-type="float">
            <text:p>0.528384964921762</text:p>
          </table:table-cell>
          <table:table-cell table:formula="of:=1000/[.M45]" office:value-type="float" office:value="0.510107086751689" calcext:value-type="float">
            <text:p>0.510107086751689</text:p>
          </table:table-cell>
        </table:table-row>
        <table:table-row table:style-name="ro1">
          <table:table-cell office:value-type="string" calcext:value-type="string">
            <text:p>yolov8x_openvino_half_openvino_model</text:p>
          </table:table-cell>
          <table:table-cell office:value-type="string" calcext:value-type="string">
            <text:p>yolov8x</text:p>
          </table:table-cell>
          <table:table-cell office:value-type="float" office:value="1907.8" calcext:value-type="float">
            <text:p>1907.8</text:p>
          </table:table-cell>
          <table:table-cell office:value-type="float" office:value="0.5" calcext:value-type="float">
            <text:p>0.5</text:p>
          </table:table-cell>
          <table:table-cell office:value-type="float" office:value="1907.78990626335" calcext:value-type="float">
            <text:p>1907.78990626335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7296437659033" calcext:value-type="float">
            <text:p>0.977296437659033</text:p>
          </table:table-cell>
          <table:table-cell office:value-type="float" office:value="0.876095157316531" calcext:value-type="float">
            <text:p>0.876095157316531</text:p>
          </table:table-cell>
          <table:table-cell office:value-type="float" office:value="1915.11416435242" calcext:value-type="float">
            <text:p>1915.11416435242</text:p>
          </table:table-cell>
          <table:table-cell office:value-type="float" office:value="1896.55256271362" calcext:value-type="float">
            <text:p>1896.55256271362</text:p>
          </table:table-cell>
          <table:table-cell office:value-type="float" office:value="1947.62945175171" calcext:value-type="float">
            <text:p>1947.62945175171</text:p>
          </table:table-cell>
          <table:table-cell office:value-type="float" office:value="1894.45996284485" calcext:value-type="float">
            <text:p>1894.45996284485</text:p>
          </table:table-cell>
          <table:table-cell table:formula="of:=1000/[.N46]" office:value-type="float" office:value="0.527854913596766" calcext:value-type="float">
            <text:p>0.527854913596766</text:p>
          </table:table-cell>
          <table:table-cell table:formula="of:=1000/[.M46]" office:value-type="float" office:value="0.513444689954033" calcext:value-type="float">
            <text:p>0.513444689954033</text:p>
          </table:table-cell>
        </table:table-row>
        <table:table-row table:style-name="ro1">
          <table:table-cell office:value-type="string" calcext:value-type="string">
            <text:p>yolov8m_tflite_base.tflite</text:p>
          </table:table-cell>
          <table:table-cell office:value-type="string" calcext:value-type="string">
            <text:p>yolov8m</text:p>
          </table:table-cell>
          <table:table-cell office:value-type="float" office:value="1874.2" calcext:value-type="float">
            <text:p>1874.2</text:p>
          </table:table-cell>
          <table:table-cell office:value-type="float" office:value="0.5" calcext:value-type="float">
            <text:p>0.5</text:p>
          </table:table-cell>
          <table:table-cell office:value-type="float" office:value="1874.21659350395" calcext:value-type="float">
            <text:p>1874.21659350395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966888083736" calcext:value-type="float">
            <text:p>0.938966888083736</text:p>
          </table:table-cell>
          <table:table-cell office:value-type="float" office:value="0.835065131124914" calcext:value-type="float">
            <text:p>0.835065131124914</text:p>
          </table:table-cell>
          <table:table-cell office:value-type="float" office:value="1893.31650733948" calcext:value-type="float">
            <text:p>1893.31650733948</text:p>
          </table:table-cell>
          <table:table-cell office:value-type="float" office:value="1869.00758743286" calcext:value-type="float">
            <text:p>1869.00758743286</text:p>
          </table:table-cell>
          <table:table-cell office:value-type="float" office:value="1880.72204589844" calcext:value-type="float">
            <text:p>1880.72204589844</text:p>
          </table:table-cell>
          <table:table-cell office:value-type="float" office:value="1870.08905410767" calcext:value-type="float">
            <text:p>1870.08905410767</text:p>
          </table:table-cell>
          <table:table-cell table:formula="of:=1000/[.N47]" office:value-type="float" office:value="0.534733892914614" calcext:value-type="float">
            <text:p>0.534733892914614</text:p>
          </table:table-cell>
          <table:table-cell table:formula="of:=1000/[.M47]" office:value-type="float" office:value="0.531710681108272" calcext:value-type="float">
            <text:p>0.531710681108272</text:p>
          </table:table-cell>
        </table:table-row>
        <table:table-row table:style-name="ro1">
          <table:table-cell office:value-type="string" calcext:value-type="string">
            <text:p>yolov8m_tflite_int8.tflite</text:p>
          </table:table-cell>
          <table:table-cell office:value-type="string" calcext:value-type="string">
            <text:p>yolov8m</text:p>
          </table:table-cell>
          <table:table-cell office:value-type="float" office:value="1881.4" calcext:value-type="float">
            <text:p>1881.4</text:p>
          </table:table-cell>
          <table:table-cell office:value-type="float" office:value="0.5" calcext:value-type="float">
            <text:p>0.5</text:p>
          </table:table-cell>
          <table:table-cell office:value-type="float" office:value="1881.41715764999" calcext:value-type="float">
            <text:p>1881.41715764999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0165770609319" calcext:value-type="float">
            <text:p>0.940165770609319</text:p>
          </table:table-cell>
          <table:table-cell office:value-type="float" office:value="0.835324255272886" calcext:value-type="float">
            <text:p>0.835324255272886</text:p>
          </table:table-cell>
          <table:table-cell office:value-type="float" office:value="1904.46186065674" calcext:value-type="float">
            <text:p>1904.46186065674</text:p>
          </table:table-cell>
          <table:table-cell office:value-type="float" office:value="1880.33151626587" calcext:value-type="float">
            <text:p>1880.33151626587</text:p>
          </table:table-cell>
          <table:table-cell office:value-type="float" office:value="1929.52919006348" calcext:value-type="float">
            <text:p>1929.52919006348</text:p>
          </table:table-cell>
          <table:table-cell office:value-type="float" office:value="1849.93934631348" calcext:value-type="float">
            <text:p>1849.93934631348</text:p>
          </table:table-cell>
          <table:table-cell table:formula="of:=1000/[.N48]" office:value-type="float" office:value="0.540558263162941" calcext:value-type="float">
            <text:p>0.540558263162941</text:p>
          </table:table-cell>
          <table:table-cell table:formula="of:=1000/[.M48]" office:value-type="float" office:value="0.518261141189112" calcext:value-type="float">
            <text:p>0.518261141189112</text:p>
          </table:table-cell>
        </table:table-row>
        <table:table-row table:style-name="ro1">
          <table:table-cell office:value-type="string" calcext:value-type="string">
            <text:p>yolov8l.pt</text:p>
          </table:table-cell>
          <table:table-cell office:value-type="string" calcext:value-type="string">
            <text:p>BASE</text:p>
          </table:table-cell>
          <table:table-cell office:value-type="float" office:value="3635.9" calcext:value-type="float">
            <text:p>3635.9</text:p>
          </table:table-cell>
          <table:table-cell office:value-type="float" office:value="0.3" calcext:value-type="float">
            <text:p>0.3</text:p>
          </table:table-cell>
          <table:table-cell office:value-type="float" office:value="3635.85443854332" calcext:value-type="float">
            <text:p>3635.85443854332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5859375" calcext:value-type="float">
            <text:p>0.975859375</text:p>
          </table:table-cell>
          <table:table-cell office:value-type="float" office:value="0.861819577991453" calcext:value-type="float">
            <text:p>0.861819577991453</text:p>
          </table:table-cell>
          <table:table-cell office:value-type="float" office:value="2209.59401130676" calcext:value-type="float">
            <text:p>2209.59401130676</text:p>
          </table:table-cell>
          <table:table-cell office:value-type="float" office:value="2186.95449829102" calcext:value-type="float">
            <text:p>2186.95449829102</text:p>
          </table:table-cell>
          <table:table-cell office:value-type="float" office:value="3716.22610092163" calcext:value-type="float">
            <text:p>3716.22610092163</text:p>
          </table:table-cell>
          <table:table-cell office:value-type="float" office:value="3603.8715839386" calcext:value-type="float">
            <text:p>3603.8715839386</text:p>
          </table:table-cell>
          <table:table-cell table:formula="of:=1000/[.N49]" office:value-type="float" office:value="0.277479365373813" calcext:value-type="float">
            <text:p>0.277479365373813</text:p>
          </table:table-cell>
          <table:table-cell table:formula="of:=1000/[.M49]" office:value-type="float" office:value="0.269090193342111" calcext:value-type="float">
            <text:p>0.269090193342111</text:p>
          </table:table-cell>
        </table:table-row>
        <table:table-row table:style-name="ro1">
          <table:table-cell office:value-type="string" calcext:value-type="string">
            <text:p>yolov8l_tflite_base.tflite</text:p>
          </table:table-cell>
          <table:table-cell office:value-type="string" calcext:value-type="string">
            <text:p>yolov8l</text:p>
          </table:table-cell>
          <table:table-cell office:value-type="float" office:value="3866.5" calcext:value-type="float">
            <text:p>3866.5</text:p>
          </table:table-cell>
          <table:table-cell office:value-type="float" office:value="0.3" calcext:value-type="float">
            <text:p>0.3</text:p>
          </table:table-cell>
          <table:table-cell office:value-type="float" office:value="3866.45539283752" calcext:value-type="float">
            <text:p>3866.45539283752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4104361370717" calcext:value-type="float">
            <text:p>0.974104361370717</text:p>
          </table:table-cell>
          <table:table-cell office:value-type="float" office:value="0.868038735289027" calcext:value-type="float">
            <text:p>0.868038735289027</text:p>
          </table:table-cell>
          <table:table-cell office:value-type="float" office:value="3874.71556663513" calcext:value-type="float">
            <text:p>3874.71556663513</text:p>
          </table:table-cell>
          <table:table-cell office:value-type="float" office:value="3844.80142593384" calcext:value-type="float">
            <text:p>3844.80142593384</text:p>
          </table:table-cell>
          <table:table-cell office:value-type="float" office:value="4400.80285072327" calcext:value-type="float">
            <text:p>4400.80285072327</text:p>
          </table:table-cell>
          <table:table-cell office:value-type="float" office:value="3783.84685516357" calcext:value-type="float">
            <text:p>3783.84685516357</text:p>
          </table:table-cell>
          <table:table-cell table:formula="of:=1000/[.N50]" office:value-type="float" office:value="0.264281309016342" calcext:value-type="float">
            <text:p>0.264281309016342</text:p>
          </table:table-cell>
          <table:table-cell table:formula="of:=1000/[.M50]" office:value-type="float" office:value="0.227231265275983" calcext:value-type="float">
            <text:p>0.227231265275983</text:p>
          </table:table-cell>
        </table:table-row>
        <table:table-row table:style-name="ro1">
          <table:table-cell office:value-type="string" calcext:value-type="string">
            <text:p>yolov8l_tflite_int8.tflite</text:p>
          </table:table-cell>
          <table:table-cell office:value-type="string" calcext:value-type="string">
            <text:p>yolov8l</text:p>
          </table:table-cell>
          <table:table-cell office:value-type="float" office:value="3874.2" calcext:value-type="float">
            <text:p>3874.2</text:p>
          </table:table-cell>
          <table:table-cell office:value-type="float" office:value="0.3" calcext:value-type="float">
            <text:p>0.3</text:p>
          </table:table-cell>
          <table:table-cell office:value-type="float" office:value="3874.16755199432" calcext:value-type="float">
            <text:p>3874.16755199432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575" calcext:value-type="float">
            <text:p>0.97575</text:p>
          </table:table-cell>
          <table:table-cell office:value-type="float" office:value="0.867613187799043" calcext:value-type="float">
            <text:p>0.867613187799043</text:p>
          </table:table-cell>
          <table:table-cell office:value-type="float" office:value="3895.3754901886" calcext:value-type="float">
            <text:p>3895.3754901886</text:p>
          </table:table-cell>
          <table:table-cell office:value-type="float" office:value="3830.74307441711" calcext:value-type="float">
            <text:p>3830.74307441711</text:p>
          </table:table-cell>
          <table:table-cell office:value-type="float" office:value="3940.01388549805" calcext:value-type="float">
            <text:p>3940.01388549805</text:p>
          </table:table-cell>
          <table:table-cell office:value-type="float" office:value="3844.43426132202" calcext:value-type="float">
            <text:p>3844.43426132202</text:p>
          </table:table-cell>
          <table:table-cell table:formula="of:=1000/[.N51]" office:value-type="float" office:value="0.260116295929618" calcext:value-type="float">
            <text:p>0.260116295929618</text:p>
          </table:table-cell>
          <table:table-cell table:formula="of:=1000/[.M51]" office:value-type="float" office:value="0.253806212125466" calcext:value-type="float">
            <text:p>0.253806212125466</text:p>
          </table:table-cell>
        </table:table-row>
        <table:table-row table:style-name="ro1">
          <table:table-cell office:value-type="string" calcext:value-type="string">
            <text:p>yolov8x.pt</text:p>
          </table:table-cell>
          <table:table-cell office:value-type="string" calcext:value-type="string">
            <text:p>BASE</text:p>
          </table:table-cell>
          <table:table-cell office:value-type="float" office:value="5592.5" calcext:value-type="float">
            <text:p>5592.5</text:p>
          </table:table-cell>
          <table:table-cell office:value-type="float" office:value="0.2" calcext:value-type="float">
            <text:p>0.2</text:p>
          </table:table-cell>
          <table:table-cell office:value-type="float" office:value="5592.5324344635" calcext:value-type="float">
            <text:p>5592.5324344635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736581920904" calcext:value-type="float">
            <text:p>0.97736581920904</text:p>
          </table:table-cell>
          <table:table-cell office:value-type="float" office:value="0.885630885122411" calcext:value-type="float">
            <text:p>0.885630885122411</text:p>
          </table:table-cell>
          <table:table-cell office:value-type="float" office:value="3368.00575256348" calcext:value-type="float">
            <text:p>3368.00575256348</text:p>
          </table:table-cell>
          <table:table-cell office:value-type="float" office:value="3356.50038719177" calcext:value-type="float">
            <text:p>3356.50038719177</text:p>
          </table:table-cell>
          <table:table-cell office:value-type="float" office:value="5701.89929008484" calcext:value-type="float">
            <text:p>5701.89929008484</text:p>
          </table:table-cell>
          <table:table-cell office:value-type="float" office:value="5539.47973251343" calcext:value-type="float">
            <text:p>5539.47973251343</text:p>
          </table:table-cell>
          <table:table-cell table:formula="of:=1000/[.N52]" office:value-type="float" office:value="0.180522368216387" calcext:value-type="float">
            <text:p>0.180522368216387</text:p>
          </table:table-cell>
          <table:table-cell table:formula="of:=1000/[.M52]" office:value-type="float" office:value="0.175380158281456" calcext:value-type="float">
            <text:p>0.175380158281456</text:p>
          </table:table-cell>
        </table:table-row>
        <table:table-row table:style-name="ro1">
          <table:table-cell office:value-type="string" calcext:value-type="string">
            <text:p>yolov8x_tflite_base.tflite</text:p>
          </table:table-cell>
          <table:table-cell office:value-type="string" calcext:value-type="string">
            <text:p>yolov8x</text:p>
          </table:table-cell>
          <table:table-cell office:value-type="float" office:value="6186.5" calcext:value-type="float">
            <text:p>6186.5</text:p>
          </table:table-cell>
          <table:table-cell office:value-type="float" office:value="0.2" calcext:value-type="float">
            <text:p>0.2</text:p>
          </table:table-cell>
          <table:table-cell office:value-type="float" office:value="6186.4843082428" calcext:value-type="float">
            <text:p>6186.4843082428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7296437659033" calcext:value-type="float">
            <text:p>0.977296437659033</text:p>
          </table:table-cell>
          <table:table-cell office:value-type="float" office:value="0.878409972131346" calcext:value-type="float">
            <text:p>0.878409972131346</text:p>
          </table:table-cell>
          <table:table-cell office:value-type="float" office:value="6208.21452140808" calcext:value-type="float">
            <text:p>6208.21452140808</text:p>
          </table:table-cell>
          <table:table-cell office:value-type="float" office:value="6161.52858734131" calcext:value-type="float">
            <text:p>6161.52858734131</text:p>
          </table:table-cell>
          <table:table-cell office:value-type="float" office:value="6267.79556274414" calcext:value-type="float">
            <text:p>6267.79556274414</text:p>
          </table:table-cell>
          <table:table-cell office:value-type="float" office:value="6171.06318473816" calcext:value-type="float">
            <text:p>6171.06318473816</text:p>
          </table:table-cell>
          <table:table-cell table:formula="of:=1000/[.N53]" office:value-type="float" office:value="0.162046631198515" calcext:value-type="float">
            <text:p>0.162046631198515</text:p>
          </table:table-cell>
          <table:table-cell table:formula="of:=1000/[.M53]" office:value-type="float" office:value="0.159545727040622" calcext:value-type="float">
            <text:p>0.159545727040622</text:p>
          </table:table-cell>
        </table:table-row>
        <table:table-row table:style-name="ro1">
          <table:table-cell office:value-type="string" calcext:value-type="string">
            <text:p>yolov8x_tflite_int8.tflite</text:p>
          </table:table-cell>
          <table:table-cell office:value-type="string" calcext:value-type="string">
            <text:p>yolov8x</text:p>
          </table:table-cell>
          <table:table-cell office:value-type="float" office:value="6168.2" calcext:value-type="float">
            <text:p>6168.2</text:p>
          </table:table-cell>
          <table:table-cell office:value-type="float" office:value="0.2" calcext:value-type="float">
            <text:p>0.2</text:p>
          </table:table-cell>
          <table:table-cell office:value-type="float" office:value="6168.24882388115" calcext:value-type="float">
            <text:p>6168.24882388115</text:p>
          </table:table-cell>
          <table:table-cell office:value-type="string" calcext:value-type="string">
            <text:p>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7296437659033" calcext:value-type="float">
            <text:p>0.977296437659033</text:p>
          </table:table-cell>
          <table:table-cell office:value-type="float" office:value="0.878409972131346" calcext:value-type="float">
            <text:p>0.878409972131346</text:p>
          </table:table-cell>
          <table:table-cell office:value-type="float" office:value="6203.60803604126" calcext:value-type="float">
            <text:p>6203.60803604126</text:p>
          </table:table-cell>
          <table:table-cell office:value-type="float" office:value="6167.49882698059" calcext:value-type="float">
            <text:p>6167.49882698059</text:p>
          </table:table-cell>
          <table:table-cell office:value-type="float" office:value="6210.68096160889" calcext:value-type="float">
            <text:p>6210.68096160889</text:p>
          </table:table-cell>
          <table:table-cell office:value-type="float" office:value="6115.67783355713" calcext:value-type="float">
            <text:p>6115.67783355713</text:p>
          </table:table-cell>
          <table:table-cell table:formula="of:=1000/[.N54]" office:value-type="float" office:value="0.163514172462279" calcext:value-type="float">
            <text:p>0.163514172462279</text:p>
          </table:table-cell>
          <table:table-cell table:formula="of:=1000/[.M54]" office:value-type="float" office:value="0.161012939834048" calcext:value-type="float">
            <text:p>0.161012939834048</text:p>
          </table:table-cell>
        </table:table-row>
      </table:table>
      <table:named-expressions/>
      <table:database-ranges>
        <table:database-range table:name="__Anonymous_Sheet_DB__0" table:target-range-address="N100.A1:N100.N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1T23:59:39.958432665</dc:date>
    <meta:editing-duration>PT6H52M37S</meta:editing-duration>
    <meta:editing-cycles>6</meta:editing-cycles>
    <meta:generator>LibreOffice/7.5.9.2$Linux_X86_64 LibreOffice_project/50$Build-2</meta:generator>
    <meta:document-statistic meta:table-count="1" meta:cell-count="864" meta:object-count="0"/>
  </office:meta>
</office:document-meta>
</file>